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fo:margin-bottom="0.3cm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T1_7" style:family="text">
      <style:text-properties fo:font-size="14pt" style:font-size-asian="14pt" style:font-size-complex="14pt" fo:font-weight="bold" style:font-weight-asian="bold" style:font-weight-complex="bold"/>
    </style:style>
    <style:style style:name="T1_8" style:family="text">
      <style:text-properties fo:font-size="14pt" style:font-size-asian="14pt" style:font-size-complex="14pt" fo:font-weight="bold" style:font-weight-asian="bold" style:font-weight-complex="bold"/>
    </style:style>
    <style:style style:name="T1_9" style:family="text">
      <style:text-properties fo:font-size="14pt" style:font-size-asian="14pt" style:font-size-complex="14pt" fo:font-weight="bold" style:font-weight-asian="bold" style:font-weight-complex="bold"/>
    </style:style>
    <style:style style:name="T1_10" style:family="text">
      <style:text-properties fo:font-size="14pt" style:font-size-asian="14pt" style:font-size-complex="14pt" fo:font-weight="bold" style:font-weight-asian="bold" style:font-weight-complex="bold"/>
    </style:style>
    <style:style style:name="T1_11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00%" fo:margin-bottom="0.3cm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text-align="center" fo:break-before="auto" fo:line-height="100%" fo:margin-bottom="0.3cm" style:writing-mode="lr-tb"/>
    </style:style>
    <style:style style:name="P4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P5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T5_251" style:family="text"/>
    <style:style style:name="T5_252" style:family="text"/>
    <style:style style:name="T5_253" style:family="text"/>
    <style:style style:name="T5_254" style:family="text"/>
    <style:style style:name="T5_255" style:family="text"/>
    <style:style style:name="T5_256" style:family="text"/>
    <style:style style:name="T5_257" style:family="text"/>
    <style:style style:name="T5_258" style:family="text"/>
    <style:style style:name="T5_259" style:family="text"/>
    <style:style style:name="T5_260" style:family="text"/>
    <style:style style:name="T5_261" style:family="text"/>
    <style:style style:name="T5_262" style:family="text"/>
    <style:style style:name="T5_263" style:family="text"/>
    <style:style style:name="T5_264" style:family="text"/>
    <style:style style:name="T5_265" style:family="text"/>
    <style:style style:name="T5_266" style:family="text"/>
    <style:style style:name="T5_267" style:family="text"/>
    <style:style style:name="T5_268" style:family="text"/>
    <style:style style:name="T5_269" style:family="text"/>
    <style:style style:name="T5_270" style:family="text"/>
    <style:style style:name="T5_271" style:family="text"/>
    <style:style style:name="T5_272" style:family="text"/>
    <style:style style:name="T5_273" style:family="text"/>
    <style:style style:name="T5_274" style:family="text"/>
    <style:style style:name="T5_275" style:family="text"/>
    <style:style style:name="T5_276" style:family="text"/>
    <style:style style:name="T5_277" style:family="text"/>
    <style:style style:name="T5_278" style:family="text"/>
    <style:style style:name="T5_279" style:family="text"/>
    <style:style style:name="T5_280" style:family="text"/>
    <style:style style:name="T5_281" style:family="text"/>
    <style:style style:name="T5_282" style:family="text"/>
    <style:style style:name="T5_283" style:family="text"/>
    <style:style style:name="T5_284" style:family="text"/>
    <style:style style:name="T5_285" style:family="text"/>
    <style:style style:name="T5_286" style:family="text"/>
    <style:style style:name="T5_287" style:family="text"/>
    <style:style style:name="P6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P7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P8" style:family="paragraph" style:parent-style-name="Standard">
      <style:paragraph-properties fo:text-align="center" fo:break-before="auto" fo:text-indent="0.053cm" fo:line-height="100%" fo:margin-bottom="0.3cm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T8_4" style:family="text">
      <style:text-properties fo:font-weight="bold" style:font-weight-asian="bold" style:font-weight-complex="bold"/>
    </style:style>
    <style:style style:name="T8_5" style:family="text">
      <style:text-properties fo:font-weight="bold" style:font-weight-asian="bold" style:font-weight-complex="bold"/>
    </style:style>
    <style:style style:name="T8_6" style:family="text">
      <style:text-properties fo:font-weight="bold" style:font-weight-asian="bold" style:font-weight-complex="bold"/>
    </style:style>
    <style:style style:name="T8_7" style:family="text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text-indent="1.005cm" fo:line-height="100%" fo:margin-bottom="0.3cm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 style:parent-style-name="Standard"/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 style:parent-style-name="Standard"/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P13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P14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T14_175" style:family="text"/>
    <style:style style:name="T14_176" style:family="text"/>
    <style:style style:name="T14_177" style:family="text"/>
    <style:style style:name="T14_178" style:family="text"/>
    <style:style style:name="T14_179" style:family="text"/>
    <style:style style:name="T14_180" style:family="text"/>
    <style:style style:name="T14_181" style:family="text"/>
    <style:style style:name="T14_182" style:family="text"/>
    <style:style style:name="T14_183" style:family="text"/>
    <style:style style:name="T14_184" style:family="text"/>
    <style:style style:name="T14_185" style:family="text"/>
    <style:style style:name="T14_186" style:family="text"/>
    <style:style style:name="T14_187" style:family="text"/>
    <style:style style:name="T14_188" style:family="text"/>
    <style:style style:name="T14_189" style:family="text"/>
    <style:style style:name="T14_190" style:family="text"/>
    <style:style style:name="T14_191" style:family="text"/>
    <style:style style:name="T14_192" style:family="text"/>
    <style:style style:name="T14_193" style:family="text"/>
    <style:style style:name="T14_194" style:family="text"/>
    <style:style style:name="T14_195" style:family="text"/>
    <style:style style:name="T14_196" style:family="text"/>
    <style:style style:name="T14_197" style:family="text"/>
    <style:style style:name="T14_198" style:family="text"/>
    <style:style style:name="T14_199" style:family="text"/>
    <style:style style:name="T14_200" style:family="text"/>
    <style:style style:name="T14_201" style:family="text"/>
    <style:style style:name="T14_202" style:family="text"/>
    <style:style style:name="T14_203" style:family="text"/>
    <style:style style:name="T14_204" style:family="text"/>
    <style:style style:name="T14_205" style:family="text"/>
    <style:style style:name="T14_206" style:family="text"/>
    <style:style style:name="T14_207" style:family="text"/>
    <style:style style:name="T14_208" style:family="text"/>
    <style:style style:name="T14_209" style:family="text"/>
    <style:style style:name="T14_210" style:family="text"/>
    <style:style style:name="T14_211" style:family="text"/>
    <style:style style:name="T14_212" style:family="text"/>
    <style:style style:name="T14_213" style:family="text"/>
    <style:style style:name="T14_214" style:family="text"/>
    <style:style style:name="T14_215" style:family="text"/>
    <style:style style:name="T14_216" style:family="text"/>
    <style:style style:name="T14_217" style:family="text"/>
    <style:style style:name="T14_218" style:family="text"/>
    <style:style style:name="T14_219" style:family="text"/>
    <style:style style:name="T14_220" style:family="text"/>
    <style:style style:name="T14_221" style:family="text"/>
    <style:style style:name="T14_222" style:family="text"/>
    <style:style style:name="T14_223" style:family="text"/>
    <style:style style:name="T14_224" style:family="text"/>
    <style:style style:name="T14_225" style:family="text"/>
    <style:style style:name="T14_226" style:family="text"/>
    <style:style style:name="T14_227" style:family="text"/>
    <style:style style:name="T14_228" style:family="text"/>
    <style:style style:name="T14_229" style:family="text"/>
    <style:style style:name="T14_230" style:family="text"/>
    <style:style style:name="T14_231" style:family="text"/>
    <style:style style:name="T14_232" style:family="text"/>
    <style:style style:name="T14_233" style:family="text"/>
    <style:style style:name="T14_234" style:family="text"/>
    <style:style style:name="T14_235" style:family="text"/>
    <style:style style:name="T14_236" style:family="text"/>
    <style:style style:name="T14_237" style:family="text"/>
    <style:style style:name="T14_238" style:family="text"/>
    <style:style style:name="T14_239" style:family="text"/>
    <style:style style:name="T14_240" style:family="text"/>
    <style:style style:name="T14_241" style:family="text"/>
    <style:style style:name="T14_242" style:family="text"/>
    <style:style style:name="T14_243" style:family="text"/>
    <style:style style:name="T14_244" style:family="text"/>
    <style:style style:name="T14_245" style:family="text"/>
    <style:style style:name="T14_246" style:family="text"/>
    <style:style style:name="T14_247" style:family="text"/>
    <style:style style:name="T14_248" style:family="text"/>
    <style:style style:name="T14_249" style:family="text"/>
    <style:style style:name="T14_250" style:family="text"/>
    <style:style style:name="T14_251" style:family="text"/>
    <style:style style:name="T14_252" style:family="text"/>
    <style:style style:name="T14_253" style:family="text"/>
    <style:style style:name="T14_254" style:family="text"/>
    <style:style style:name="T14_255" style:family="text"/>
    <style:style style:name="T14_256" style:family="text"/>
    <style:style style:name="T14_257" style:family="text"/>
    <style:style style:name="T14_258" style:family="text"/>
    <style:style style:name="T14_259" style:family="text"/>
    <style:style style:name="T14_260" style:family="text"/>
    <style:style style:name="T14_261" style:family="text"/>
    <style:style style:name="T14_262" style:family="text"/>
    <style:style style:name="T14_263" style:family="text"/>
    <style:style style:name="T14_264" style:family="text"/>
    <style:style style:name="T14_265" style:family="text"/>
    <style:style style:name="T14_266" style:family="text"/>
    <style:style style:name="P15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T15_175" style:family="text"/>
    <style:style style:name="T15_176" style:family="text"/>
    <style:style style:name="T15_177" style:family="text"/>
    <style:style style:name="T15_178" style:family="text"/>
    <style:style style:name="T15_179" style:family="text"/>
    <style:style style:name="T15_180" style:family="text"/>
    <style:style style:name="T15_181" style:family="text"/>
    <style:style style:name="T15_182" style:family="text"/>
    <style:style style:name="T15_183" style:family="text"/>
    <style:style style:name="T15_184" style:family="text"/>
    <style:style style:name="T15_185" style:family="text"/>
    <style:style style:name="T15_186" style:family="text"/>
    <style:style style:name="T15_187" style:family="text"/>
    <style:style style:name="T15_188" style:family="text"/>
    <style:style style:name="T15_189" style:family="text"/>
    <style:style style:name="T15_190" style:family="text"/>
    <style:style style:name="T15_191" style:family="text"/>
    <style:style style:name="T15_192" style:family="text"/>
    <style:style style:name="T15_193" style:family="text"/>
    <style:style style:name="T15_194" style:family="text"/>
    <style:style style:name="T15_195" style:family="text"/>
    <style:style style:name="T15_196" style:family="text"/>
    <style:style style:name="T15_197" style:family="text"/>
    <style:style style:name="T15_198" style:family="text"/>
    <style:style style:name="T15_199" style:family="text"/>
    <style:style style:name="T15_200" style:family="text"/>
    <style:style style:name="T15_201" style:family="text"/>
    <style:style style:name="T15_202" style:family="text"/>
    <style:style style:name="T15_203" style:family="text"/>
    <style:style style:name="T15_204" style:family="text"/>
    <style:style style:name="T15_205" style:family="text"/>
    <style:style style:name="T15_206" style:family="text"/>
    <style:style style:name="T15_207" style:family="text"/>
    <style:style style:name="T15_208" style:family="text"/>
    <style:style style:name="T15_209" style:family="text"/>
    <style:style style:name="T15_210" style:family="text"/>
    <style:style style:name="T15_211" style:family="text"/>
    <style:style style:name="T15_212" style:family="text"/>
    <style:style style:name="T15_213" style:family="text"/>
    <style:style style:name="T15_214" style:family="text"/>
    <style:style style:name="T15_215" style:family="text"/>
    <style:style style:name="T15_216" style:family="text"/>
    <style:style style:name="T15_217" style:family="text"/>
    <style:style style:name="T15_218" style:family="text"/>
    <style:style style:name="T15_219" style:family="text"/>
    <style:style style:name="T15_220" style:family="text"/>
    <style:style style:name="T15_221" style:family="text"/>
    <style:style style:name="T15_222" style:family="text"/>
    <style:style style:name="T15_223" style:family="text"/>
    <style:style style:name="T15_224" style:family="text"/>
    <style:style style:name="T15_225" style:family="text"/>
    <style:style style:name="T15_226" style:family="text"/>
    <style:style style:name="T15_227" style:family="text"/>
    <style:style style:name="T15_228" style:family="text"/>
    <style:style style:name="T15_229" style:family="text"/>
    <style:style style:name="T15_230" style:family="text"/>
    <style:style style:name="T15_231" style:family="text"/>
    <style:style style:name="T15_232" style:family="text"/>
    <style:style style:name="T15_233" style:family="text"/>
    <style:style style:name="T15_234" style:family="text"/>
    <style:style style:name="T15_235" style:family="text"/>
    <style:style style:name="T15_236" style:family="text"/>
    <style:style style:name="T15_237" style:family="text"/>
    <style:style style:name="T15_238" style:family="text"/>
    <style:style style:name="T15_239" style:family="text"/>
    <style:style style:name="T15_240" style:family="text"/>
    <style:style style:name="T15_241" style:family="text"/>
    <style:style style:name="T15_242" style:family="text"/>
    <style:style style:name="T15_243" style:family="text"/>
    <style:style style:name="T15_244" style:family="text"/>
    <style:style style:name="T15_245" style:family="text"/>
    <style:style style:name="T15_246" style:family="text"/>
    <style:style style:name="T15_247" style:family="text"/>
    <style:style style:name="T15_248" style:family="text"/>
    <style:style style:name="T15_249" style:family="text"/>
    <style:style style:name="T15_250" style:family="text"/>
    <style:style style:name="T15_251" style:family="text"/>
    <style:style style:name="T15_252" style:family="text"/>
    <style:style style:name="T15_253" style:family="text"/>
    <style:style style:name="T15_254" style:family="text"/>
    <style:style style:name="T15_255" style:family="text"/>
    <style:style style:name="T15_256" style:family="text"/>
    <style:style style:name="T15_257" style:family="text"/>
    <style:style style:name="T15_258" style:family="text"/>
    <style:style style:name="T15_259" style:family="text"/>
    <style:style style:name="T15_260" style:family="text"/>
    <style:style style:name="T15_261" style:family="text"/>
    <style:style style:name="T15_262" style:family="text"/>
    <style:style style:name="T15_263" style:family="text"/>
    <style:style style:name="T15_264" style:family="text"/>
    <style:style style:name="T15_265" style:family="text"/>
    <style:style style:name="T15_266" style:family="text"/>
    <style:style style:name="T15_267" style:family="text"/>
    <style:style style:name="T15_268" style:family="text"/>
    <style:style style:name="T15_269" style:family="text"/>
    <style:style style:name="T15_270" style:family="text"/>
    <style:style style:name="T15_271" style:family="text"/>
    <style:style style:name="T15_272" style:family="text"/>
    <style:style style:name="T15_273" style:family="text"/>
    <style:style style:name="T15_274" style:family="text"/>
    <style:style style:name="T15_275" style:family="text"/>
    <style:style style:name="T15_276" style:family="text"/>
    <style:style style:name="T15_277" style:family="text"/>
    <style:style style:name="T15_278" style:family="text"/>
    <style:style style:name="T15_279" style:family="text"/>
    <style:style style:name="T15_280" style:family="text"/>
    <style:style style:name="T15_281" style:family="text"/>
    <style:style style:name="T15_282" style:family="text"/>
    <style:style style:name="T15_283" style:family="text"/>
    <style:style style:name="T15_284" style:family="text"/>
    <style:style style:name="P16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P17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T17_156" style:family="text"/>
    <style:style style:name="T17_157" style:family="text"/>
    <style:style style:name="T17_158" style:family="text"/>
    <style:style style:name="T17_159" style:family="text"/>
    <style:style style:name="T17_160" style:family="text"/>
    <style:style style:name="T17_161" style:family="text"/>
    <style:style style:name="T17_162" style:family="text"/>
    <style:style style:name="P18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P19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P20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P21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T21_1" style:family="text"/>
    <style:style style:name="P22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P23" style:family="paragraph" style:parent-style-name="Standard">
      <style:paragraph-properties fo:text-align="justify" fo:break-before="auto" fo:text-indent="0cm" fo:line-height="100%" fo:margin-bottom="0.3cm" fo:margin-lef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P24" style:family="paragraph" style:parent-style-name="Standard">
      <style:paragraph-properties fo:text-align="justify" fo:break-before="auto" fo:text-indent="0cm" fo:line-height="100%" fo:margin-bottom="0.3cm" fo:margin-left="0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>
      <style:text-properties fo:color="#1155cc" style:text-underline-style="solid" style:text-underline-color="font-color"/>
    </style:style>
    <style:style style:name="T24_13" style:family="text"/>
    <style:style style:name="T24_14" style:family="text">
      <style:text-properties fo:color="#1155cc" style:text-underline-style="solid" style:text-underline-color="font-color"/>
    </style:style>
    <style:style style:name="T24_15" style:family="text"/>
    <style:style style:name="T24_16" style:family="text">
      <style:text-properties fo:color="#1155cc" style:text-underline-style="solid" style:text-underline-color="font-color"/>
    </style:style>
    <style:style style:name="T24_17" style:family="text"/>
    <style:style style:name="T24_18" style:family="text">
      <style:text-properties fo:color="#1155cc" style:text-underline-style="solid" style:text-underline-color="font-color"/>
    </style:style>
    <style:style style:name="T24_19" style:family="text"/>
    <style:style style:name="T24_20" style:family="text">
      <style:text-properties fo:color="#1155cc" style:text-underline-style="solid" style:text-underline-color="font-color"/>
    </style:style>
    <style:style style:name="T24_21" style:family="text"/>
    <style:style style:name="T24_22" style:family="text">
      <style:text-properties fo:color="#1155cc" style:text-underline-style="solid" style:text-underline-color="font-color"/>
    </style:style>
    <style:style style:name="T24_23" style:family="text"/>
    <style:style style:name="T24_24" style:family="text">
      <style:text-properties fo:color="#1155cc" style:text-underline-style="solid" style:text-underline-color="font-color"/>
    </style:style>
    <style:style style:name="T24_25" style:family="text"/>
    <style:style style:name="T24_26" style:family="text">
      <style:text-properties fo:color="#1155cc" style:text-underline-style="solid" style:text-underline-color="font-color"/>
    </style:style>
    <style:style style:name="T24_27" style:family="text"/>
    <style:style style:name="T24_28" style:family="text">
      <style:text-properties fo:color="#1155cc" style:text-underline-style="solid" style:text-underline-color="font-color"/>
    </style:style>
    <style:style style:name="T24_29" style:family="text"/>
    <style:style style:name="T24_30" style:family="text">
      <style:text-properties fo:color="#1155cc" style:text-underline-style="solid" style:text-underline-color="font-color"/>
    </style:style>
    <style:style style:name="T24_31" style:family="text"/>
    <style:style style:name="T24_32" style:family="text">
      <style:text-properties fo:color="#1155cc" style:text-underline-style="solid" style:text-underline-color="font-color"/>
    </style:style>
    <style:style style:name="T24_33" style:family="text"/>
    <style:style style:name="T24_34" style:family="text">
      <style:text-properties fo:color="#1155cc" style:text-underline-style="solid" style:text-underline-color="font-color"/>
    </style:style>
    <style:style style:name="T24_35" style:family="text"/>
    <style:style style:name="T24_36" style:family="text">
      <style:text-properties fo:color="#1155cc" style:text-underline-style="solid" style:text-underline-color="font-color"/>
    </style:style>
    <style:style style:name="T24_37" style:family="text"/>
    <style:style style:name="T24_38" style:family="text">
      <style:text-properties fo:color="#1155cc" style:text-underline-style="solid" style:text-underline-color="font-color"/>
    </style:style>
    <style:style style:name="T24_39" style:family="text"/>
    <style:style style:name="T24_40" style:family="text">
      <style:text-properties fo:color="#1155cc" style:text-underline-style="solid" style:text-underline-color="font-color"/>
    </style:style>
    <style:style style:name="T24_41" style:family="text"/>
    <style:style style:name="T24_42" style:family="text">
      <style:text-properties fo:color="#1155cc" style:text-underline-style="solid" style:text-underline-color="font-color"/>
    </style:style>
    <style:style style:name="T24_43" style:family="text"/>
    <style:style style:name="T24_44" style:family="text">
      <style:text-properties fo:color="#1155cc" style:text-underline-style="solid" style:text-underline-color="font-color"/>
    </style:style>
    <style:style style:name="T24_45" style:family="text"/>
    <style:style style:name="T24_46" style:family="text">
      <style:text-properties fo:color="#1155cc" style:text-underline-style="solid" style:text-underline-color="font-color"/>
    </style:style>
    <style:style style:name="T24_47" style:family="text"/>
    <style:style style:name="T24_48" style:family="text">
      <style:text-properties fo:color="#1155cc" style:text-underline-style="solid" style:text-underline-color="font-color"/>
    </style:style>
    <style:style style:name="T24_49" style:family="text"/>
    <style:style style:name="T24_50" style:family="text">
      <style:text-properties fo:color="#1155cc" style:text-underline-style="solid" style:text-underline-color="font-color"/>
    </style:style>
    <style:style style:name="T24_51" style:family="text"/>
    <style:style style:name="T24_52" style:family="text">
      <style:text-properties fo:color="#1155cc" style:text-underline-style="solid" style:text-underline-color="font-color"/>
    </style:style>
    <style:style style:name="T24_53" style:family="text"/>
    <style:style style:name="T24_54" style:family="text">
      <style:text-properties fo:color="#1155cc" style:text-underline-style="solid" style:text-underline-color="font-color"/>
    </style:style>
    <style:style style:name="T24_55" style:family="text"/>
    <style:style style:name="T24_56" style:family="text">
      <style:text-properties fo:color="#1155cc" style:text-underline-style="solid" style:text-underline-color="font-color"/>
    </style:style>
    <style:style style:name="T24_57" style:family="text"/>
    <style:style style:name="T24_58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text-align="justify" fo:break-before="auto" fo:text-indent="0cm" fo:line-height="100%" fo:margin-bottom="0.3cm" fo:margin-left="0cm" style:writing-mode="lr-tb"/>
    </style:style>
    <style:style style:name="P26" style:family="paragraph" style:parent-style-name="Standard">
      <style:paragraph-properties fo:text-align="justify" fo:break-before="auto" fo:text-indent="0cm" fo:line-height="100%" fo:margin-bottom="0.3cm" fo:margin-left="0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T26_11" style:family="text"/>
    <style:style style:name="T26_12" style:family="text">
      <style:text-properties fo:color="#1155cc" style:text-underline-style="solid" style:text-underline-color="font-color"/>
    </style:style>
    <style:style style:name="T26_13" style:family="text"/>
    <style:style style:name="T26_14" style:family="text">
      <style:text-properties fo:color="#1155cc" style:text-underline-style="solid" style:text-underline-color="font-color"/>
    </style:style>
    <style:style style:name="T26_15" style:family="text"/>
    <style:style style:name="T26_16" style:family="text">
      <style:text-properties fo:color="#1155cc" style:text-underline-style="solid" style:text-underline-color="font-color"/>
    </style:style>
    <style:style style:name="T26_17" style:family="text"/>
    <style:style style:name="T26_18" style:family="text">
      <style:text-properties fo:color="#1155cc" style:text-underline-style="solid" style:text-underline-color="font-color"/>
    </style:style>
    <style:style style:name="T26_19" style:family="text"/>
    <style:style style:name="T26_20" style:family="text">
      <style:text-properties fo:color="#1155cc" style:text-underline-style="solid" style:text-underline-color="font-color"/>
    </style:style>
    <style:style style:name="T26_21" style:family="text"/>
    <style:style style:name="T26_22" style:family="text">
      <style:text-properties fo:color="#1155cc" style:text-underline-style="solid" style:text-underline-color="font-color"/>
    </style:style>
    <style:style style:name="T26_23" style:family="text"/>
    <style:style style:name="T26_24" style:family="text">
      <style:text-properties fo:color="#1155cc" style:text-underline-style="solid" style:text-underline-color="font-color"/>
    </style:style>
    <style:style style:name="T26_25" style:family="text"/>
    <style:style style:name="T26_26" style:family="text">
      <style:text-properties fo:color="#1155cc" style:text-underline-style="solid" style:text-underline-color="font-color"/>
    </style:style>
    <style:style style:name="T26_27" style:family="text"/>
    <style:style style:name="T26_28" style:family="text">
      <style:text-properties fo:color="#1155cc" style:text-underline-style="solid" style:text-underline-color="font-color"/>
    </style:style>
    <style:style style:name="T26_29" style:family="text"/>
    <style:style style:name="T26_30" style:family="text">
      <style:text-properties fo:color="#1155cc" style:text-underline-style="solid" style:text-underline-color="font-color"/>
    </style:style>
    <style:style style:name="T26_31" style:family="text"/>
    <style:style style:name="T26_32" style:family="text">
      <style:text-properties fo:color="#1155cc" style:text-underline-style="solid" style:text-underline-color="font-color"/>
    </style:style>
    <style:style style:name="T26_33" style:family="text"/>
    <style:style style:name="T26_34" style:family="text">
      <style:text-properties fo:color="#1155cc" style:text-underline-style="solid" style:text-underline-color="font-color"/>
    </style:style>
    <style:style style:name="T26_35" style:family="text"/>
    <style:style style:name="T26_36" style:family="text">
      <style:text-properties fo:color="#1155cc" style:text-underline-style="solid" style:text-underline-color="font-color"/>
    </style:style>
    <style:style style:name="T26_37" style:family="text"/>
    <style:style style:name="T26_38" style:family="text">
      <style:text-properties fo:color="#1155cc" style:text-underline-style="solid" style:text-underline-color="font-color"/>
    </style:style>
    <style:style style:name="T26_39" style:family="text"/>
    <style:style style:name="T26_40" style:family="text">
      <style:text-properties fo:color="#1155cc" style:text-underline-style="solid" style:text-underline-color="font-color"/>
    </style:style>
    <style:style style:name="T26_41" style:family="text"/>
    <style:style style:name="T26_42" style:family="text">
      <style:text-properties fo:color="#1155cc" style:text-underline-style="solid" style:text-underline-color="font-color"/>
    </style:style>
    <style:style style:name="T26_43" style:family="text"/>
    <style:style style:name="T26_44" style:family="text">
      <style:text-properties fo:color="#1155cc" style:text-underline-style="solid" style:text-underline-color="font-color"/>
    </style:style>
    <style:style style:name="T26_45" style:family="text"/>
    <style:style style:name="T26_46" style:family="text">
      <style:text-properties fo:color="#1155cc" style:text-underline-style="solid" style:text-underline-color="font-color"/>
    </style:style>
    <style:style style:name="T26_47" style:family="text"/>
    <style:style style:name="T26_48" style:family="text">
      <style:text-properties fo:color="#1155cc" style:text-underline-style="solid" style:text-underline-color="font-color"/>
    </style:style>
    <style:style style:name="T26_49" style:family="text"/>
    <style:style style:name="T26_50" style:family="text">
      <style:text-properties fo:color="#1155cc" style:text-underline-style="solid" style:text-underline-color="font-color"/>
    </style:style>
    <style:style style:name="T26_51" style:family="text"/>
    <style:style style:name="T26_52" style:family="text">
      <style:text-properties fo:color="#1155cc" style:text-underline-style="solid" style:text-underline-color="font-color"/>
    </style:style>
    <style:style style:name="T26_53" style:family="text"/>
    <style:style style:name="T26_54" style:family="text">
      <style:text-properties fo:color="#1155cc" style:text-underline-style="solid" style:text-underline-color="font-color"/>
    </style:style>
    <style:style style:name="T26_55" style:family="text"/>
    <style:style style:name="T26_56" style:family="text">
      <style:text-properties fo:color="#1155cc" style:text-underline-style="solid" style:text-underline-color="font-color"/>
    </style:style>
    <style:style style:name="T26_57" style:family="text"/>
    <style:style style:name="T26_58" style:family="text">
      <style:text-properties fo:color="#1155cc" style:text-underline-style="solid" style:text-underline-color="font-color"/>
    </style:style>
    <style:style style:name="T26_59" style:family="text"/>
    <style:style style:name="T26_60" style:family="text">
      <style:text-properties fo:color="#1155cc" style:text-underline-style="solid" style:text-underline-color="font-color"/>
    </style:style>
    <style:style style:name="T26_61" style:family="text"/>
    <style:style style:name="T26_62" style:family="text">
      <style:text-properties fo:color="#1155cc" style:text-underline-style="solid" style:text-underline-color="font-color"/>
    </style:style>
    <style:style style:name="T26_63" style:family="text"/>
    <style:style style:name="T26_64" style:family="text">
      <style:text-properties fo:color="#1155cc" style:text-underline-style="solid" style:text-underline-color="font-color"/>
    </style:style>
    <style:style style:name="T26_65" style:family="text"/>
    <style:style style:name="T26_66" style:family="text">
      <style:text-properties fo:color="#1155cc" style:text-underline-style="solid" style:text-underline-color="font-color"/>
    </style:style>
    <style:style style:name="T26_67" style:family="text"/>
    <style:style style:name="T26_68" style:family="text">
      <style:text-properties fo:color="#1155cc" style:text-underline-style="solid" style:text-underline-color="font-color"/>
    </style:style>
    <style:style style:name="T26_69" style:family="text"/>
    <style:style style:name="T26_70" style:family="text">
      <style:text-properties fo:color="#1155cc" style:text-underline-style="solid" style:text-underline-color="font-color"/>
    </style:style>
    <style:style style:name="T26_71" style:family="text"/>
    <style:style style:name="T26_72" style:family="text">
      <style:text-properties fo:color="#1155cc" style:text-underline-style="solid" style:text-underline-color="font-color"/>
    </style:style>
    <style:style style:name="T26_73" style:family="text"/>
    <style:style style:name="T26_74" style:family="text">
      <style:text-properties fo:color="#1155cc" style:text-underline-style="solid" style:text-underline-color="font-color"/>
    </style:style>
    <style:style style:name="T26_75" style:family="text"/>
    <style:style style:name="T26_76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text-align="justify" fo:break-before="auto" fo:text-indent="0cm" fo:line-height="100%" fo:margin-bottom="0.3cm" fo:margin-left="0cm" style:writing-mode="lr-tb"/>
    </style:style>
    <style:style style:name="P28" style:family="paragraph" style:parent-style-name="Standard">
      <style:paragraph-properties fo:text-align="justify" fo:break-before="auto" fo:text-indent="0cm" fo:line-height="100%" fo:margin-bottom="0.3cm" fo:margin-left="0cm" style:writing-mode="lr-tb"/>
    </style:style>
    <style:style style:name="P29" style:family="paragraph" style:parent-style-name="Standard">
      <style:paragraph-properties fo:text-align="justify" fo:break-before="auto" fo:text-indent="0cm" fo:line-height="100%" fo:margin-bottom="0.3cm" fo:margin-left="0cm" style:writing-mode="lr-tb"/>
    </style:style>
  </office:automatic-styles>
  <office:body>
    <office:text>
      <text:p text:style-name="P1"><text:span text:style-name="T1_1">Co</text:span><text:span text:style-name="T1_2"><text:s/></text:span><text:span text:style-name="T1_3">Mnie</text:span><text:span text:style-name="T1_4"><text:s/></text:span><text:span text:style-name="T1_5">Wk</text:span><text:span text:style-name="T1_6">**</text:span><text:span text:style-name="T1_7">wia</text:span><text:span text:style-name="T1_8"><text:s/></text:span><text:span text:style-name="T1_9">w</text:span><text:span text:style-name="T1_10"><text:s/></text:span><text:span text:style-name="T1_11">Fandomie</text:span></text:p>
      <text:p text:style-name="P2"><text:span text:style-name="T2_1">Autor</text:span><text:span text:style-name="T2_2">:<text:s/></text:span><text:span text:style-name="T2_3">Poulsen</text:span></text:p>
      <text:p text:style-name="P3"/>
      <text:p text:style-name="P4"/>
      <text:p text:style-name="P5"><text:span text:style-name="T5_1">Witam</text:span><text:span text:style-name="T5_2"><text:s/></text:span><text:span text:style-name="T5_3">W</text:span><text:span text:style-name="T5_4">as</text:span><text:span text:style-name="T5_5"><text:s/></text:span><text:span text:style-name="T5_6">wszystkich</text:span><text:span text:style-name="T5_7">,<text:s/></text:span><text:span text:style-name="T5_8">moi</text:span><text:span text:style-name="T5_9"><text:s/></text:span><text:span text:style-name="T5_10">drodzy</text:span><text:span text:style-name="T5_11"><text:s/></text:span><text:span text:style-name="T5_12">miłośnicy</text:span><text:span text:style-name="T5_13"><text:s/></text:span><text:span text:style-name="T5_14">pastelowych</text:span><text:span text:style-name="T5_15"><text:s/></text:span><text:span text:style-name="T5_16">kucyków</text:span><text:span text:style-name="T5_17">.<text:s/></text:span><text:span text:style-name="T5_18">Przedstawiam</text:span><text:span text:style-name="T5_19"><text:s/></text:span><text:span text:style-name="T5_20">wam</text:span><text:span text:style-name="T5_21"><text:s/></text:span><text:span text:style-name="T5_22">pierwszy</text:span><text:span text:style-name="T5_23"><text:s/></text:span><text:span text:style-name="T5_24">z</text:span><text:span text:style-name="T5_25"><text:s/>(</text:span><text:span text:style-name="T5_26">mam</text:span><text:span text:style-name="T5_27"><text:s/></text:span><text:span text:style-name="T5_28">nadzieję</text:span><text:span text:style-name="T5_29">)<text:s/></text:span><text:span text:style-name="T5_30">serii</text:span><text:span text:style-name="T5_31"><text:s/></text:span><text:span text:style-name="T5_32">artykułów</text:span><text:span text:style-name="T5_33"><text:s/></text:span><text:span text:style-name="T5_34">dotyczących</text:span><text:span text:style-name="T5_35"><text:s/></text:span><text:span text:style-name="T5_36">tematu</text:span><text:span text:style-name="T5_37"><text:s/></text:span><text:span text:style-name="T5_38">kr</text:span><text:span text:style-name="T5_39">ó</text:span><text:span text:style-name="T5_40">tko</text:span><text:span text:style-name="T5_41">,<text:s/></text:span><text:span text:style-name="T5_42">acz</text:span><text:span text:style-name="T5_43"><text:s/></text:span><text:span text:style-name="T5_44">treściwie</text:span><text:span text:style-name="T5_45"><text:s/></text:span><text:span text:style-name="T5_46">przedstawionego</text:span><text:span text:style-name="T5_47"><text:s/></text:span><text:span text:style-name="T5_48">w</text:span><text:span text:style-name="T5_49"><text:s/></text:span><text:span text:style-name="T5_50">tytule</text:span><text:span text:style-name="T5_51">.<text:s/></text:span><text:span text:style-name="T5_52">Nosiłem</text:span><text:span text:style-name="T5_53"><text:s/></text:span><text:span text:style-name="T5_54">się</text:span><text:span text:style-name="T5_55"><text:s/></text:span><text:span text:style-name="T5_56">z</text:span><text:span text:style-name="T5_57"><text:s/></text:span><text:span text:style-name="T5_58">zamiarem</text:span><text:span text:style-name="T5_59"><text:s/></text:span><text:span text:style-name="T5_60">napisania</text:span><text:span text:style-name="T5_61"><text:s/></text:span><text:span text:style-name="T5_62">czegoś</text:span><text:span text:style-name="T5_63"><text:s/></text:span><text:span text:style-name="T5_64">takiego</text:span><text:span text:style-name="T5_65"><text:s/></text:span><text:span text:style-name="T5_66">od</text:span><text:span text:style-name="T5_67"><text:s/></text:span><text:span text:style-name="T5_68">dawna</text:span><text:span text:style-name="T5_69"><text:s/></text:span><text:span text:style-name="T5_70">i</text:span><text:span text:style-name="T5_71"><text:s/></text:span><text:span text:style-name="T5_72">w</text:span><text:span text:style-name="T5_73"><text:s/></text:span><text:span text:style-name="T5_74">końcu</text:span><text:span text:style-name="T5_75"><text:s/></text:span><text:span text:style-name="T5_76">znalazłem</text:span><text:span text:style-name="T5_77"><text:s/></text:span><text:span text:style-name="T5_78">czas</text:span><text:span text:style-name="T5_79"><text:s/></text:span><text:span text:style-name="T5_80">oraz</text:span><text:span text:style-name="T5_81"><text:s/></text:span><text:span text:style-name="T5_82">siłę</text:span><text:span text:style-name="T5_83">,<text:s/></text:span><text:span text:style-name="T5_84">aby</text:span><text:span text:style-name="T5_85"><text:s/></text:span><text:span text:style-name="T5_86">przelać</text:span><text:span text:style-name="T5_87"><text:s/></text:span><text:span text:style-name="T5_88">moje</text:span><text:span text:style-name="T5_89"><text:s/></text:span><text:span text:style-name="T5_90">myśli</text:span><text:span text:style-name="T5_91"><text:s/></text:span><text:span text:style-name="T5_92">na</text:span><text:span text:style-name="T5_93"><text:s/></text:span><text:span text:style-name="T5_94">papier</text:span><text:span text:style-name="T5_95"><text:s/>(</text:span><text:span text:style-name="T5_96">czyli</text:span><text:span text:style-name="T5_97"><text:s/></text:span><text:span text:style-name="T5_98">klawiaturę</text:span><text:span text:style-name="T5_99">).<text:s/></text:span><text:span text:style-name="T5_100">Zanim</text:span><text:span text:style-name="T5_101"><text:s/></text:span><text:span text:style-name="T5_102">przejdziemy</text:span><text:span text:style-name="T5_103"><text:s/></text:span><text:span text:style-name="T5_104">do</text:span><text:span text:style-name="T5_105"><text:s/></text:span><text:span text:style-name="T5_106">meritum</text:span><text:span text:style-name="T5_107">,<text:s/></text:span><text:span text:style-name="T5_108">pozwolę</text:span><text:span text:style-name="T5_109"><text:s/></text:span><text:span text:style-name="T5_110">sobie</text:span><text:span text:style-name="T5_111"><text:s/></text:span><text:span text:style-name="T5_112">wyjaśnić</text:span><text:span text:style-name="T5_113"><text:s/></text:span><text:span text:style-name="T5_114">pewną</text:span><text:span text:style-name="T5_115"><text:s/></text:span><text:span text:style-name="T5_116">kwestię</text:span><text:span text:style-name="T5_117">,<text:s/></text:span><text:span text:style-name="T5_118">a</text:span><text:span text:style-name="T5_119"><text:s/></text:span><text:span text:style-name="T5_120">mianowicie</text:span><text:span text:style-name="T5_121"><text:s/></text:span><text:span text:style-name="T5_122">wspomniany</text:span><text:span text:style-name="T5_123"><text:s/></text:span><text:span text:style-name="T5_124">ju</text:span><text:span text:style-name="T5_125">ż</text:span><text:span text:style-name="T5_126"><text:s/></text:span><text:span text:style-name="T5_127">tytuł</text:span><text:span text:style-name="T5_128">.<text:s/></text:span><text:span text:style-name="T5_129">Jest</text:span><text:span text:style-name="T5_130"><text:s/></text:span><text:span text:style-name="T5_131">wulgarny</text:span><text:span text:style-name="T5_132"><text:s/></text:span><text:span text:style-name="T5_133">i</text:span><text:span text:style-name="T5_134"><text:s/></text:span><text:span text:style-name="T5_135">taki</text:span><text:span text:style-name="T5_136"><text:s/></text:span><text:span text:style-name="T5_137">ma</text:span><text:span text:style-name="T5_138"><text:s/></text:span><text:span text:style-name="T5_139">być</text:span><text:span text:style-name="T5_140">.<text:s/></text:span><text:span text:style-name="T5_141">Szczerze</text:span><text:span text:style-name="T5_142"><text:s/></text:span><text:span text:style-name="T5_143">mówiąc</text:span><text:span text:style-name="T5_144">,<text:s/></text:span><text:span text:style-name="T5_145">to</text:span><text:span text:style-name="T5_146"><text:s/></text:span><text:span text:style-name="T5_147">wolałbym</text:span><text:span text:style-name="T5_148">,<text:s/></text:span><text:span text:style-name="T5_149">żeby</text:span><text:span text:style-name="T5_150"><text:s/></text:span><text:span text:style-name="T5_151">nie</text:span><text:span text:style-name="T5_152"><text:s/></text:span><text:span text:style-name="T5_153">było</text:span><text:span text:style-name="T5_154"><text:s/></text:span><text:span text:style-name="T5_155">w</text:span><text:span text:style-name="T5_156"><text:s/></text:span><text:span text:style-name="T5_157">nim</text:span><text:span text:style-name="T5_158"><text:s/></text:span><text:span text:style-name="T5_159">żadnej</text:span><text:span text:style-name="T5_160"><text:s/></text:span><text:span text:style-name="T5_161">cenzury</text:span><text:span text:style-name="T5_162">,<text:s/></text:span><text:span text:style-name="T5_163">uznałem</text:span><text:span text:style-name="T5_164"><text:s/></text:span><text:span text:style-name="T5_165">jednak</text:span><text:span text:style-name="T5_166">,<text:s/></text:span><text:span text:style-name="T5_167">że</text:span><text:span text:style-name="T5_168"><text:s/>„</text:span><text:span text:style-name="T5_169">pełnej</text:span><text:span text:style-name="T5_170">”<text:s/></text:span><text:span text:style-name="T5_171">wersji</text:span><text:span text:style-name="T5_172"><text:s/></text:span><text:span text:style-name="T5_173">Dolar</text:span><text:span text:style-name="T5_174"><text:s/></text:span><text:span text:style-name="T5_175">i</text:span><text:span text:style-name="T5_176"><text:s/></text:span><text:span text:style-name="T5_177">spółka</text:span><text:span text:style-name="T5_178"><text:s/></text:span><text:span text:style-name="T5_179">raczej</text:span><text:span text:style-name="T5_180"><text:s/></text:span><text:span text:style-name="T5_181">by</text:span><text:span text:style-name="T5_182"><text:s/></text:span><text:span text:style-name="T5_183">nie</text:span><text:span text:style-name="T5_184"><text:s/></text:span><text:span text:style-name="T5_185">wpuścili</text:span><text:span text:style-name="T5_186"><text:s/></text:span><text:span text:style-name="T5_187">do</text:span><text:span text:style-name="T5_188"><text:s/></text:span><text:span text:style-name="T5_189">EqT</text:span><text:span text:style-name="T5_190">.<text:s/></text:span><text:span text:style-name="T5_191">Zapytacie</text:span><text:span text:style-name="T5_192">:<text:s/></text:span><text:span text:style-name="T5_193">skoro</text:span><text:span text:style-name="T5_194"><text:s/></text:span><text:span text:style-name="T5_195">tak</text:span><text:span text:style-name="T5_196">,<text:s/></text:span><text:span text:style-name="T5_197">to</text:span><text:span text:style-name="T5_198"><text:s/></text:span><text:span text:style-name="T5_199">d</text:span><text:span text:style-name="T5_200">laczego</text:span><text:span text:style-name="T5_201"><text:s/></text:span><text:span text:style-name="T5_202">więc</text:span><text:span text:style-name="T5_203"><text:s/></text:span><text:span text:style-name="T5_204">nie</text:span><text:span text:style-name="T5_205"><text:s/></text:span><text:span text:style-name="T5_206">zastąpię</text:span><text:span text:style-name="T5_207"><text:s/></text:span><text:span text:style-name="T5_208">słowa</text:span><text:span text:style-name="T5_209"><text:s/></text:span><text:span text:style-name="T5_210">na</text:span><text:span text:style-name="T5_211"><text:s/>„</text:span><text:span text:style-name="T5_212">w</text:span><text:span text:style-name="T5_213">”<text:s/></text:span><text:span text:style-name="T5_214">czymś</text:span><text:span text:style-name="T5_215"><text:s/></text:span><text:span text:style-name="T5_216">o</text:span><text:span text:style-name="T5_217"><text:s/></text:span><text:span text:style-name="T5_218">mniejszej</text:span><text:span text:style-name="T5_219"><text:s/></text:span><text:span text:style-name="T5_220">sile</text:span><text:span text:style-name="T5_221"><text:s/></text:span><text:span text:style-name="T5_222">rażenia</text:span><text:span text:style-name="T5_223">?<text:s/></text:span><text:span text:style-name="T5_224">Ano</text:span><text:span text:style-name="T5_225"><text:s/></text:span><text:span text:style-name="T5_226">dlatego</text:span><text:span text:style-name="T5_227">,<text:s/></text:span><text:span text:style-name="T5_228">że</text:span><text:span text:style-name="T5_229"><text:s/></text:span><text:span text:style-name="T5_230">w</text:span><text:span text:style-name="T5_231"><text:s/></text:span><text:span text:style-name="T5_232">naszym</text:span><text:span text:style-name="T5_233"><text:s/></text:span><text:span text:style-name="T5_234">fandomie</text:span><text:span text:style-name="T5_235">,<text:s/></text:span><text:span text:style-name="T5_236">zarówno</text:span><text:span text:style-name="T5_237"><text:s/></text:span><text:span text:style-name="T5_238">tym</text:span><text:span text:style-name="T5_239"><text:s/></text:span><text:span text:style-name="T5_240">ogólnoświatowym</text:span><text:span text:style-name="T5_241">,<text:s/></text:span><text:span text:style-name="T5_242">jak</text:span><text:span text:style-name="T5_243"><text:s/></text:span><text:span text:style-name="T5_244">i</text:span><text:span text:style-name="T5_245"><text:s/></text:span><text:span text:style-name="T5_246">krajowym</text:span><text:span text:style-name="T5_247">,<text:s/></text:span><text:span text:style-name="T5_248">są</text:span><text:span text:style-name="T5_249"><text:s/></text:span><text:span text:style-name="T5_250">rzeczy</text:span><text:span text:style-name="T5_251">,<text:s/></text:span><text:span text:style-name="T5_252">które</text:span><text:span text:style-name="T5_253"><text:s/></text:span><text:span text:style-name="T5_254">mnie</text:span><text:span text:style-name="T5_255"><text:s/></text:span><text:span text:style-name="T5_256">najzwyczajniej</text:span><text:span text:style-name="T5_257"><text:s/></text:span><text:span text:style-name="T5_258">w</text:span><text:span text:style-name="T5_259"><text:s/></text:span><text:span text:style-name="T5_260">świecie</text:span><text:span text:style-name="T5_261"><text:s/></text:span><text:span text:style-name="T5_262">wk</text:span><text:span text:style-name="T5_263">**</text:span><text:span text:style-name="T5_264">wiają</text:span><text:span text:style-name="T5_265">.<text:s/></text:span><text:span text:style-name="T5_266">Nie</text:span><text:span text:style-name="T5_267"><text:s/></text:span><text:span text:style-name="T5_268">denerwują</text:span><text:span text:style-name="T5_269">,<text:s/></text:span><text:span text:style-name="T5_270">irytują</text:span><text:span text:style-name="T5_271">,<text:s/></text:span><text:span text:style-name="T5_272">czy</text:span><text:span text:style-name="T5_273"><text:s/></text:span><text:span text:style-name="T5_274">też</text:span><text:span text:style-name="T5_275"><text:s/></text:span><text:span text:style-name="T5_276">frustrują</text:span><text:span text:style-name="T5_277">.<text:s/></text:span><text:span text:style-name="T5_278">Wk</text:span><text:span text:style-name="T5_279">**</text:span><text:span text:style-name="T5_280">wiają</text:span><text:span text:style-name="T5_281">,<text:s/></text:span><text:span text:style-name="T5_282">aż</text:span><text:span text:style-name="T5_283"><text:s/></text:span><text:span text:style-name="T5_284">prawie</text:span><text:span text:style-name="T5_285"><text:s/></text:span><text:span text:style-name="T5_286">boli</text:span><text:span text:style-name="T5_287">.</text:span></text:p>
      <text:p text:style-name="P6"><text:span text:style-name="T6_1">Zawarte</text:span><text:span text:style-name="T6_2"><text:s/></text:span><text:span text:style-name="T6_3">w</text:span><text:span text:style-name="T6_4"><text:s/></text:span><text:span text:style-name="T6_5">owym</text:span><text:span text:style-name="T6_6"><text:s/></text:span><text:span text:style-name="T6_7">artykule</text:span><text:span text:style-name="T6_8"><text:s/>(</text:span><text:span text:style-name="T6_9">artykułach</text:span><text:span text:style-name="T6_10">)<text:s/></text:span><text:span text:style-name="T6_11">tezy</text:span><text:span text:style-name="T6_12"><text:s/></text:span><text:span text:style-name="T6_13">i</text:span><text:span text:style-name="T6_14"><text:s/></text:span><text:span text:style-name="T6_15">spostrzeżenia</text:span><text:span text:style-name="T6_16"><text:s/></text:span><text:span text:style-name="T6_17">są</text:span><text:span text:style-name="T6_18"><text:s/></text:span><text:span text:style-name="T6_19">absolutnie</text:span><text:span text:style-name="T6_20"><text:s/></text:span><text:span text:style-name="T6_21">subiektywne</text:span><text:span text:style-name="T6_22"><text:s/></text:span><text:span text:style-name="T6_23">i</text:span><text:span text:style-name="T6_24"><text:s/></text:span><text:span text:style-name="T6_25">możecie</text:span><text:span text:style-name="T6_26"><text:s/></text:span><text:span text:style-name="T6_27">się</text:span><text:span text:style-name="T6_28"><text:s/></text:span><text:span text:style-name="T6_29">z</text:span><text:span text:style-name="T6_30"><text:s/></text:span><text:span text:style-name="T6_31">nimi</text:span><text:span text:style-name="T6_32"><text:s/></text:span><text:span text:style-name="T6_33">nie</text:span><text:span text:style-name="T6_34"><text:s/></text:span><text:span text:style-name="T6_35">zgadzać</text:span><text:span text:style-name="T6_36">,<text:s/></text:span><text:span text:style-name="T6_37">to</text:span><text:span text:style-name="T6_38"><text:s/></text:span><text:span text:style-name="T6_39">wasze</text:span><text:span text:style-name="T6_40"><text:s/></text:span><text:span text:style-name="T6_41">święte</text:span><text:span text:style-name="T6_42"><text:s/></text:span><text:span text:style-name="T6_43">i</text:span><text:span text:style-name="T6_44"><text:s/></text:span><text:span text:style-name="T6_45">niezbywalne</text:span><text:span text:style-name="T6_46"><text:s/></text:span><text:span text:style-name="T6_47">prawo</text:span><text:span text:style-name="T6_48">.<text:s/></text:span><text:span text:style-name="T6_49">Ale</text:span><text:span text:style-name="T6_50">,<text:s/></text:span><text:span text:style-name="T6_51">co</text:span><text:span text:style-name="T6_52"><text:s/></text:span><text:span text:style-name="T6_53">oczywiste</text:span><text:span text:style-name="T6_54">,<text:s/></text:span><text:span text:style-name="T6_55">i</text:span><text:span text:style-name="T6_56"><text:s/></text:span><text:span text:style-name="T6_57">tak</text:span><text:span text:style-name="T6_58"><text:s/></text:span><text:span text:style-name="T6_59">to</text:span><text:span text:style-name="T6_60"><text:s/></text:span><text:span text:style-name="T6_61">ja</text:span><text:span text:style-name="T6_62"><text:s/></text:span><text:span text:style-name="T6_63">mam</text:span><text:span text:style-name="T6_64"><text:s/></text:span><text:span text:style-name="T6_65">rację</text:span><text:span text:style-name="T6_66">.</text:span></text:p>
      <text:p text:style-name="P7"/>
      <text:p text:style-name="P8"><text:span text:style-name="T8_1">Epizod</text:span><text:span text:style-name="T8_2"><text:s/></text:span><text:span text:style-name="T8_3">I</text:span><text:span text:style-name="T8_4">:<text:s/></text:span><text:span text:style-name="T8_5">FimFiction</text:span><text:span text:style-name="T8_6">.</text:span><text:span text:style-name="T8_7">net</text:span></text:p>
      <text:p text:style-name="P9"/>
      <text:p text:style-name="P10"><text:span text:style-name="T10_1">Nie</text:span><text:span text:style-name="T10_2"><text:s/></text:span><text:span text:style-name="T10_3">przedłużając</text:span><text:span text:style-name="T10_4">,<text:s/></text:span><text:span text:style-name="T10_5">przejdźmy</text:span><text:span text:style-name="T10_6"><text:s/></text:span><text:span text:style-name="T10_7">do</text:span><text:span text:style-name="T10_8"><text:s/></text:span><text:span text:style-name="T10_9">rzeczy</text:span><text:span text:style-name="T10_10">.<text:s/></text:span><text:span text:style-name="T10_11">Na</text:span><text:span text:style-name="T10_12"><text:s/></text:span><text:span text:style-name="T10_13">p</text:span><text:span text:style-name="T10_14">ierwszy</text:span><text:span text:style-name="T10_15"><text:s/></text:span><text:span text:style-name="T10_16">ogień</text:span><text:span text:style-name="T10_17"><text:s/></text:span><text:span text:style-name="T10_18">wezmę</text:span><text:span text:style-name="T10_19"><text:s/></text:span><text:span text:style-name="T10_20">na</text:span><text:span text:style-name="T10_21"><text:s/></text:span><text:span text:style-name="T10_22">tapetę</text:span><text:span text:style-name="T10_23"><text:s/></text:span><text:span text:style-name="T10_24">największą</text:span><text:span text:style-name="T10_25"><text:s/></text:span><text:span text:style-name="T10_26">fandomową</text:span><text:span text:style-name="T10_27"><text:s/></text:span><text:span text:style-name="T10_28">stronę</text:span><text:span text:style-name="T10_29"><text:s/></text:span><text:span text:style-name="T10_30">z</text:span><text:span text:style-name="T10_31"><text:s/></text:span><text:span text:style-name="T10_32">fanfikami</text:span><text:span text:style-name="T10_33">.<text:s/></text:span><text:span text:style-name="T10_34">Większość</text:span><text:span text:style-name="T10_35"><text:s/></text:span><text:span text:style-name="T10_36">z</text:span><text:span text:style-name="T10_37"><text:s/></text:span><text:span text:style-name="T10_38">was</text:span><text:span text:style-name="T10_39">,<text:s/></text:span><text:span text:style-name="T10_40">jeśli</text:span><text:span text:style-name="T10_41"><text:s/></text:span><text:span text:style-name="T10_42">nie</text:span><text:span text:style-name="T10_43"><text:s/></text:span><text:span text:style-name="T10_44">wszyscy</text:span><text:span text:style-name="T10_45">,<text:s/></text:span><text:span text:style-name="T10_46">zna</text:span><text:span text:style-name="T10_47"><text:s/></text:span><text:span text:style-name="T10_48">ją</text:span><text:span text:style-name="T10_49"><text:s/></text:span><text:span text:style-name="T10_50">i</text:span><text:span text:style-name="T10_51"><text:s/></text:span><text:span text:style-name="T10_52">korzysta</text:span><text:span text:style-name="T10_53"><text:s/></text:span><text:span text:style-name="T10_54">z</text:span><text:span text:style-name="T10_55"><text:s/></text:span><text:span text:style-name="T10_56">niej</text:span><text:span text:style-name="T10_57"><text:s/></text:span><text:span text:style-name="T10_58">w</text:span><text:span text:style-name="T10_59"><text:s/></text:span><text:span text:style-name="T10_60">mniejszym</text:span><text:span text:style-name="T10_61"><text:s/></text:span><text:span text:style-name="T10_62">lub</text:span><text:span text:style-name="T10_63"><text:s/></text:span><text:span text:style-name="T10_64">większym</text:span><text:span text:style-name="T10_65"><text:s/></text:span><text:span text:style-name="T10_66">stopniu</text:span><text:span text:style-name="T10_67">,<text:s/></text:span><text:span text:style-name="T10_68">w</text:span><text:span text:style-name="T10_69"><text:s/></text:span><text:span text:style-name="T10_70">zależności</text:span><text:span text:style-name="T10_71"><text:s/></text:span><text:span text:style-name="T10_72">od</text:span><text:span text:style-name="T10_73"><text:s/></text:span><text:span text:style-name="T10_74">zdolności</text:span><text:span text:style-name="T10_75"><text:s/></text:span><text:span text:style-name="T10_76">językow</text:span><text:span text:style-name="T10_77">ych</text:span><text:span text:style-name="T10_78">.<text:s/></text:span><text:span text:style-name="T10_79">Jest</text:span><text:span text:style-name="T10_80"><text:s/></text:span><text:span text:style-name="T10_81">kolorowa</text:span><text:span text:style-name="T10_82">,<text:s/></text:span><text:span text:style-name="T10_83">ma</text:span><text:span text:style-name="T10_84"><text:s/></text:span><text:span text:style-name="T10_85">przyjemny</text:span><text:span text:style-name="T10_86"><text:s/></text:span><text:span text:style-name="T10_87">interfejs</text:span><text:span text:style-name="T10_88"><text:s/></text:span><text:span text:style-name="T10_89">i</text:span><text:span text:style-name="T10_90"><text:s/></text:span><text:span text:style-name="T10_91">ogólnie</text:span><text:span text:style-name="T10_92"><text:s/></text:span><text:span text:style-name="T10_93">jest</text:span><text:span text:style-name="T10_94"><text:s/></text:span><text:span text:style-name="T10_95">miła</text:span><text:span text:style-name="T10_96"><text:s/></text:span><text:span text:style-name="T10_97">w</text:span><text:span text:style-name="T10_98"><text:s/></text:span><text:span text:style-name="T10_99">użytkowaniu</text:span><text:span text:style-name="T10_100">.<text:s/></text:span><text:span text:style-name="T10_101">A</text:span><text:span text:style-name="T10_102"><text:s/></text:span><text:span text:style-name="T10_103">co</text:span><text:span text:style-name="T10_104"><text:s/></text:span><text:span text:style-name="T10_105">najważniejsze</text:span><text:span text:style-name="T10_106">,<text:s/></text:span><text:span text:style-name="T10_107">zawiera</text:span><text:span text:style-name="T10_108"><text:s/></text:span><text:span text:style-name="T10_109">nieprzebraną</text:span><text:span text:style-name="T10_110"><text:s/></text:span><text:span text:style-name="T10_111">wręcz</text:span><text:span text:style-name="T10_112"><text:s/></text:span><text:span text:style-name="T10_113">ilość</text:span><text:span text:style-name="T10_114"><text:s/></text:span><text:span text:style-name="T10_115">opowiadań</text:span><text:span text:style-name="T10_116"><text:s/></text:span><text:span text:style-name="T10_117">stworzonych</text:span><text:span text:style-name="T10_118"><text:s/></text:span><text:span text:style-name="T10_119">przez</text:span><text:span text:style-name="T10_120"><text:s/></text:span><text:span text:style-name="T10_121">fanów</text:span><text:span text:style-name="T10_122"><text:s/></text:span><text:span text:style-name="T10_123">MLP</text:span><text:span text:style-name="T10_124"><text:s/></text:span><text:span text:style-name="T10_125">z</text:span><text:span text:style-name="T10_126"><text:s/></text:span><text:span text:style-name="T10_127">całego</text:span><text:span text:style-name="T10_128"><text:s/></text:span><text:span text:style-name="T10_129">świata</text:span><text:span text:style-name="T10_130">,<text:s/></text:span><text:span text:style-name="T10_131">w</text:span><text:span text:style-name="T10_132"><text:s/></text:span><text:span text:style-name="T10_133">tym</text:span><text:span text:style-name="T10_134"><text:s/></text:span><text:span text:style-name="T10_135">z</text:span><text:span text:style-name="T10_136"><text:s/></text:span><text:span text:style-name="T10_137">P</text:span><text:span text:style-name="T10_138">olski</text:span><text:span text:style-name="T10_139"><text:s/>(*</text:span><text:span text:style-name="T10_140"><office:annotation><dc:creator/><text:p text:style-name="P11"><text:span text:style-name="T11_1">zaśmiałem</text:span><text:span text:style-name="T11_2"><text:s/></text:span><text:span text:style-name="T11_3">się</text:span><text:span text:style-name="T11_4"><text:s/></text:span><text:span text:style-name="T11_5">przy</text:span><text:span text:style-name="T11_6"><text:s/></text:span><text:span text:style-name="T11_7">tym</text:span><text:span text:style-name="T11_8">,<text:s/></text:span><text:span text:style-name="T11_9">dobra</text:span><text:span text:style-name="T11_10"><text:s/></text:span><text:span text:style-name="T11_11">robota</text:span></text:p></office:annotation></text:span><text:span text:style-name="T11_12"><office:annotation><dc:creator/><text:p text:style-name="P12"><text:span text:style-name="T12_1">+</text:span></text:p></office:annotation></text:span><text:span text:style-name="T12_2">khe</text:span><text:span text:style-name="T12_3"><text:s/></text:span><text:span text:style-name="T12_4">khe</text:span><text:span text:style-name="T12_5">*<text:s/></text:span><text:span text:style-name="T12_6">Verlax</text:span><text:span text:style-name="T12_7"><text:s/>*</text:span><text:span text:style-name="T12_8">khe</text:span><text:span text:style-name="T12_9"><text:s/></text:span><text:span text:style-name="T12_10">khe</text:span><text:span text:style-name="T12_11">*).<text:s/></text:span><text:span text:style-name="T12_12">O</text:span><text:span text:style-name="T12_13"><text:s/></text:span><text:span text:style-name="T12_14">ile</text:span><text:span text:style-name="T12_15"><text:s/></text:span><text:span text:style-name="T12_16">mnie</text:span><text:span text:style-name="T12_17"><text:s/></text:span><text:span text:style-name="T12_18">Google</text:span><text:span text:style-name="T12_19"><text:s/></text:span><text:span text:style-name="T12_20">nie</text:span><text:span text:style-name="T12_21"><text:s/></text:span><text:span text:style-name="T12_22">myli</text:span><text:span text:style-name="T12_23">,<text:s/></text:span><text:span text:style-name="T12_24">to</text:span><text:span text:style-name="T12_25"><text:s/></text:span><text:span text:style-name="T12_26">znajduje</text:span><text:span text:style-name="T12_27"><text:s/></text:span><text:span text:style-name="T12_28">się</text:span><text:span text:style-name="T12_29"><text:s/></text:span><text:span text:style-name="T12_30">tam</text:span><text:span text:style-name="T12_31"><text:s/></text:span><text:span text:style-name="T12_32">około</text:span><text:span text:style-name="T12_33"><text:s/>900000000<text:s/></text:span><text:span text:style-name="T12_34">słów</text:span><text:span text:style-name="T12_35"><text:s/></text:span><text:span text:style-name="T12_36">opowiadań</text:span><text:span text:style-name="T12_37"><text:s/></text:span><text:span text:style-name="T12_38">o</text:span><text:span text:style-name="T12_39"><text:s/></text:span><text:span text:style-name="T12_40">kucykach</text:span><text:span text:style-name="T12_41">.<text:s/></text:span><text:span text:style-name="T12_42">Szkoda</text:span><text:span text:style-name="T12_43"><text:s/></text:span><text:span text:style-name="T12_44">tylko</text:span><text:span text:style-name="T12_45">,<text:s/></text:span><text:span text:style-name="T12_46">że</text:span><text:span text:style-name="T12_47"><text:s/></text:span><text:span text:style-name="T12_48">większość</text:span><text:span text:style-name="T12_49"><text:s/></text:span><text:span text:style-name="T12_50">z</text:span><text:span text:style-name="T12_51"><text:s/></text:span><text:span text:style-name="T12_52">tego</text:span><text:span text:style-name="T12_53"><text:s/></text:span><text:span text:style-name="T12_54">to</text:span><text:span text:style-name="T12_55"><text:s/></text:span><text:span text:style-name="T12_56">absolutny</text:span><text:span text:style-name="T12_57"><text:s/></text:span><text:span text:style-name="T12_58">chłam</text:span><text:span text:style-name="T12_59"><text:s/></text:span><text:span text:style-name="T12_60">i</text:span><text:span text:style-name="T12_61"><text:s/></text:span><text:span text:style-name="T12_62">grafomaństwo</text:span><text:span text:style-name="T12_63">.</text:span></text:p>
      <text:p text:style-name="P13"><text:span text:style-name="T13_1">Ktoś</text:span><text:span text:style-name="T13_2"><text:s/></text:span><text:span text:style-name="T13_3">powie</text:span><text:span text:style-name="T13_4">:<text:s/>„</text:span><text:span text:style-name="T13_5">E</text:span><text:span text:style-name="T13_6">ee</text:span><text:span text:style-name="T13_7"><text:s/></text:span><text:span text:style-name="T13_8">tam</text:span><text:span text:style-name="T13_9">,<text:s/></text:span><text:span text:style-name="T13_10">przecież</text:span><text:span text:style-name="T13_11"><text:s/></text:span><text:span text:style-name="T13_12">wiadomo</text:span><text:span text:style-name="T13_13">,<text:s/></text:span><text:span text:style-name="T13_14">że</text:span><text:span text:style-name="T13_15"><text:s/></text:span><text:span text:style-name="T13_16">twórczość</text:span><text:span text:style-name="T13_17"><text:s/></text:span><text:span text:style-name="T13_18">fanowska</text:span><text:span text:style-name="T13_19"><text:s/></text:span><text:span text:style-name="T13_20">to</text:span><text:span text:style-name="T13_21"><text:s/></text:span><text:span text:style-name="T13_22">w</text:span><text:span text:style-name="T13_23"><text:s/>99%<text:s/></text:span><text:span text:style-name="T13_24">absolutne</text:span><text:span text:style-name="T13_25"><text:s/></text:span><text:span text:style-name="T13_26">dno</text:span><text:span text:style-name="T13_27"><text:s/></text:span><text:span text:style-name="T13_28">i</text:span><text:span text:style-name="T13_29"><text:s/></text:span><text:span text:style-name="T13_30">żenada</text:span><text:span text:style-name="T13_31">”.<text:s/></text:span><text:span text:style-name="T13_32">Jest</text:span><text:span text:style-name="T13_33"><text:s/></text:span><text:span text:style-name="T13_34">to</text:span><text:span text:style-name="T13_35"><text:s/></text:span><text:span text:style-name="T13_36">oczywiście</text:span><text:span text:style-name="T13_37"><text:s/></text:span><text:span text:style-name="T13_38">prawda</text:span><text:span text:style-name="T13_39">.<text:s/></text:span><text:span text:style-name="T13_40">Jednakże</text:span><text:span text:style-name="T13_41">,<text:s/></text:span><text:span text:style-name="T13_42">niejako</text:span><text:span text:style-name="T13_43"><text:s/></text:span><text:span text:style-name="T13_44">przecząc</text:span><text:span text:style-name="T13_45"><text:s/></text:span><text:span text:style-name="T13_46">owej</text:span><text:span text:style-name="T13_47"><text:s/></text:span><text:span text:style-name="T13_48">zasadzie</text:span><text:span text:style-name="T13_49">,</text:span><text:span text:style-name="T13_50"><text:s/></text:span><text:span text:style-name="T13_51">FimFiction</text:span><text:span text:style-name="T13_52">.</text:span><text:span text:style-name="T13_53">net</text:span><text:span text:style-name="T13_54"><text:s/></text:span><text:span text:style-name="T13_55">swego</text:span><text:span text:style-name="T13_56"><text:s/></text:span><text:span text:style-name="T13_57">czasu</text:span><text:span text:style-name="T13_58"><text:s/></text:span><text:span text:style-name="T13_59">było</text:span><text:span text:style-name="T13_60"><text:s/></text:span><text:span text:style-name="T13_61">świetnym</text:span><text:span text:style-name="T13_62"><text:s/></text:span><text:span text:style-name="T13_63">źródłem</text:span><text:span text:style-name="T13_64"><text:s/></text:span><text:span text:style-name="T13_65">porządnej</text:span><text:span text:style-name="T13_66"><text:s/></text:span><text:span text:style-name="T13_67">twórczości</text:span><text:span text:style-name="T13_68">,<text:s/></text:span><text:span text:style-name="T13_69">tak</text:span><text:span text:style-name="T13_70"><text:s/></text:span><text:span text:style-name="T13_71">jednostrzałowców</text:span><text:span text:style-name="T13_72">,<text:s/></text:span><text:span text:style-name="T13_73">jak</text:span><text:span text:style-name="T13_74"><text:s/></text:span><text:span text:style-name="T13_75">i</text:span><text:span text:style-name="T13_76"><text:s/></text:span><text:span text:style-name="T13_77">dłuższych</text:span><text:span text:style-name="T13_78"><text:s/></text:span><text:span text:style-name="T13_79">opowiadań</text:span><text:span text:style-name="T13_80">.<text:s/></text:span><text:span text:style-name="T13_81">Niestety</text:span><text:span text:style-name="T13_82">,<text:s/></text:span><text:span text:style-name="T13_83">o</text:span><text:span text:style-name="T13_84">statnimi</text:span><text:span text:style-name="T13_85"><text:s/></text:span><text:span text:style-name="T13_86">czasy</text:span><text:span text:style-name="T13_87"><text:s/></text:span><text:span text:style-name="T13_88">jakość</text:span><text:span text:style-name="T13_89"><text:s/></text:span><text:span text:style-name="T13_90">znajdowanej</text:span><text:span text:style-name="T13_91"><text:s/></text:span><text:span text:style-name="T13_92">tam</text:span><text:span text:style-name="T13_93"><text:s/></text:span><text:span text:style-name="T13_94">twórczości</text:span><text:span text:style-name="T13_95"><text:s/></text:span><text:span text:style-name="T13_96">znacząco</text:span><text:span text:style-name="T13_97"><text:s/></text:span><text:span text:style-name="T13_98">spadła</text:span><text:span text:style-name="T13_99">.<text:s/></text:span><text:span text:style-name="T13_100">W</text:span><text:span text:style-name="T13_101"><text:s/></text:span><text:span text:style-name="T13_102">każdym</text:span><text:span text:style-name="T13_103"><text:s/></text:span><text:span text:style-name="T13_104">razie</text:span><text:span text:style-name="T13_105"><text:s/></text:span><text:span text:style-name="T13_106">takiej</text:span><text:span text:style-name="T13_107">,<text:s/></text:span><text:span text:style-name="T13_108">która</text:span><text:span text:style-name="T13_109"><text:s/></text:span><text:span text:style-name="T13_110">mogłaby</text:span><text:span text:style-name="T13_111"><text:s/></text:span><text:span text:style-name="T13_112">mnie</text:span><text:span text:style-name="T13_113"><text:s/></text:span><text:span text:style-name="T13_114">zainteresować</text:span><text:span text:style-name="T13_115">.</text:span></text:p>
      <text:p text:style-name="P14"><text:span text:style-name="T14_1">Wystarczy</text:span><text:span text:style-name="T14_2"><text:s/></text:span><text:span text:style-name="T14_3">spojrzeć</text:span><text:span text:style-name="T14_4"><text:s/></text:span><text:span text:style-name="T14_5">na</text:span><text:span text:style-name="T14_6"><text:s/></text:span><text:span text:style-name="T14_7">zawartość</text:span><text:span text:style-name="T14_8"><text:s/></text:span><text:span text:style-name="T14_9">sekcji</text:span><text:span text:style-name="T14_10"><text:s/></text:span><text:span text:style-name="T14_11">Feature</text:span><text:span text:style-name="T14_12">d</text:span><text:span text:style-name="T14_13">,<text:s/></text:span><text:span text:style-name="T14_14">zawierającej</text:span><text:span text:style-name="T14_15">,<text:s/></text:span><text:span text:style-name="T14_16">przynajmniej</text:span><text:span text:style-name="T14_17"><text:s/></text:span><text:span text:style-name="T14_18">teoretycznie</text:span><text:span text:style-name="T14_19">,<text:s/></text:span><text:span text:style-name="T14_20">historie</text:span><text:span text:style-name="T14_21"><text:s/></text:span><text:span text:style-name="T14_22">zasługujące</text:span><text:span text:style-name="T14_23"><text:s/></text:span><text:span text:style-name="T14_24">na</text:span><text:span text:style-name="T14_25"><text:s/></text:span><text:span text:style-name="T14_26">szczególną</text:span><text:span text:style-name="T14_27"><text:s/></text:span><text:span text:style-name="T14_28">uwagę</text:span><text:span text:style-name="T14_29">,<text:s/></text:span><text:span text:style-name="T14_30">czy</text:span><text:span text:style-name="T14_31"><text:s/></text:span><text:span text:style-name="T14_32">to</text:span><text:span text:style-name="T14_33"><text:s/></text:span><text:span text:style-name="T14_34">ze</text:span><text:span text:style-name="T14_35"><text:s/></text:span><text:span text:style-name="T14_36">względu</text:span><text:span text:style-name="T14_37"><text:s/></text:span><text:span text:style-name="T14_38">na</text:span><text:span text:style-name="T14_39"><text:s/></text:span><text:span text:style-name="T14_40">fabułę</text:span><text:span text:style-name="T14_41">,<text:s/></text:span><text:span text:style-name="T14_42">czy</text:span><text:span text:style-name="T14_43"><text:s/></text:span><text:span text:style-name="T14_44">też</text:span><text:span text:style-name="T14_45"><text:s/></text:span><text:span text:style-name="T14_46">pomysł</text:span><text:span text:style-name="T14_47"><text:s/></text:span><text:span text:style-name="T14_48">lub</text:span><text:span text:style-name="T14_49"><text:s/></text:span><text:span text:style-name="T14_50">warsztat</text:span><text:span text:style-name="T14_51"><text:s/></text:span><text:span text:style-name="T14_52">autora</text:span><text:span text:style-name="T14_53">.<text:s/></text:span><text:span text:style-name="T14_54">Rok</text:span><text:span text:style-name="T14_55"><text:s/></text:span><text:span text:style-name="T14_56">czy</text:span><text:span text:style-name="T14_57"><text:s/></text:span><text:span text:style-name="T14_58">dwa</text:span><text:span text:style-name="T14_59"><text:s/></text:span><text:span text:style-name="T14_60">temu</text:span><text:span text:style-name="T14_61"><text:s/></text:span><text:span text:style-name="T14_62">nie</text:span><text:span text:style-name="T14_63"><text:s/></text:span><text:span text:style-name="T14_64">było</text:span><text:span text:style-name="T14_65"><text:s/></text:span><text:span text:style-name="T14_66">tygodnia</text:span><text:span text:style-name="T14_67">,<text:s/></text:span><text:span text:style-name="T14_68">żebym</text:span><text:span text:style-name="T14_69"><text:s/></text:span><text:span text:style-name="T14_70">nie</text:span><text:span text:style-name="T14_71"><text:s/></text:span><text:span text:style-name="T14_72">znalazł</text:span><text:span text:style-name="T14_73"><text:s/></text:span><text:span text:style-name="T14_74">w</text:span><text:span text:style-name="T14_75"><text:s/></text:span><text:span text:style-name="T14_76">niej</text:span><text:span text:style-name="T14_77"><text:s/></text:span><text:span text:style-name="T14_78">czegoś</text:span><text:span text:style-name="T14_79"><text:s/></text:span><text:span text:style-name="T14_80">godnego</text:span><text:span text:style-name="T14_81"><text:s/></text:span><text:span text:style-name="T14_82">uwagi</text:span><text:span text:style-name="T14_83">.<text:s/></text:span><text:span text:style-name="T14_84">Można</text:span><text:span text:style-name="T14_85"><text:s/></text:span><text:span text:style-name="T14_86">było</text:span><text:span text:style-name="T14_87"><text:s/></text:span><text:span text:style-name="T14_88">tam</text:span><text:span text:style-name="T14_89"><text:s/></text:span><text:span text:style-name="T14_90">trafić</text:span><text:span text:style-name="T14_91"><text:s/></text:span><text:span text:style-name="T14_92">na</text:span><text:span text:style-name="T14_93"><text:s/></text:span><text:span text:style-name="T14_94">zabawne</text:span><text:span text:style-name="T14_95"><text:s/></text:span><text:span text:style-name="T14_96">i</text:span><text:span text:style-name="T14_97"><text:s/></text:span><text:span text:style-name="T14_98">więcej</text:span><text:span text:style-name="T14_99"><text:s/></text:span><text:span text:style-name="T14_100">niż</text:span><text:span text:style-name="T14_101"><text:s/></text:span><text:span text:style-name="T14_102">lekko</text:span><text:span text:style-name="T14_103"><text:s/></text:span><text:span text:style-name="T14_104">kosmate</text:span><text:span text:style-name="T14_105"><text:s/></text:span><text:span text:style-name="T14_106">opowiadania</text:span><text:span text:style-name="T14_107"><text:s/>[</text:span><text:span text:style-name="T14_108">Slice</text:span><text:span text:style-name="T14_109"><text:s/></text:span><text:span text:style-name="T14_110">of</text:span><text:span text:style-name="T14_111"><text:s/></text:span><text:span text:style-name="T14_112">Life</text:span><text:span text:style-name="T14_113">]<text:s/>(„</text:span><text:span text:style-name="T14_114">Awkward</text:span><text:span text:style-name="T14_115">,<text:s/></text:span><text:span text:style-name="T14_116">But</text:span><text:span text:style-name="T14_117"><text:s/></text:span><text:span text:style-name="T14_118">Worth</text:span><text:span text:style-name="T14_119"><text:s/></text:span><text:span text:style-name="T14_120">It</text:span><text:span text:style-name="T14_121">”),<text:s/></text:span><text:span text:style-name="T14_122">długie</text:span><text:span text:style-name="T14_123"><text:s/></text:span><text:span text:style-name="T14_124">historie</text:span><text:span text:style-name="T14_125"><text:s/></text:span><text:span text:style-name="T14_126">przygodowe</text:span><text:span text:style-name="T14_127"><text:s/>(„</text:span><text:span text:style-name="T14_128">Earth</text:span><text:span text:style-name="T14_129"><text:s/>&amp;<text:s/></text:span><text:span text:style-name="T14_130">Sky</text:span><text:span text:style-name="T14_131">”),<text:s/></text:span><text:span text:style-name="T14_132">opowiadania</text:span><text:span text:style-name="T14_133"><text:s/></text:span><text:span text:style-name="T14_134">w</text:span><text:span text:style-name="T14_135"><text:s/></text:span><text:span text:style-name="T14_136">ciekawy</text:span><text:span text:style-name="T14_137"><text:s/></text:span><text:span text:style-name="T14_138">sposób</text:span><text:span text:style-name="T14_139"><text:s/></text:span><text:span text:style-name="T14_140">eksplorujące</text:span><text:span text:style-name="T14_141"><text:s/></text:span><text:span text:style-name="T14_142">zagadnieni</text:span><text:span text:style-name="T14_143">a</text:span><text:span text:style-name="T14_144"><text:s/></text:span><text:span text:style-name="T14_145">historii</text:span><text:span text:style-name="T14_146"><text:s/></text:span><text:span text:style-name="T14_147">Equestrii</text:span><text:span text:style-name="T14_148"><text:s/></text:span><text:span text:style-name="T14_149">oraz</text:span><text:span text:style-name="T14_150"><text:s/></text:span><text:span text:style-name="T14_151">Królewskich</text:span><text:span text:style-name="T14_152"><text:s/></text:span><text:span text:style-name="T14_153">Sióstr</text:span><text:span text:style-name="T14_154"><text:s/>(„</text:span><text:span text:style-name="T14_155">Book</text:span><text:span text:style-name="T14_156"><text:s/></text:span><text:span text:style-name="T14_157">of</text:span><text:span text:style-name="T14_158"><text:s/></text:span><text:span text:style-name="T14_159">Days</text:span><text:span text:style-name="T14_160">”),<text:s/></text:span><text:span text:style-name="T14_161">poważne</text:span><text:span text:style-name="T14_162">,<text:s/></text:span><text:span text:style-name="T14_163">ciężkie</text:span><text:span text:style-name="T14_164"><text:s/>[</text:span><text:span text:style-name="T14_165">Slice</text:span><text:span text:style-name="T14_166"><text:s/></text:span><text:span text:style-name="T14_167">of</text:span><text:span text:style-name="T14_168"><text:s/></text:span><text:span text:style-name="T14_169">Life</text:span><text:span text:style-name="T14_170">]<text:s/></text:span><text:span text:style-name="T14_171">z</text:span><text:span text:style-name="T14_172"><text:s/></text:span><text:span text:style-name="T14_173">elementami</text:span><text:span text:style-name="T14_174"><text:s/></text:span><text:span text:style-name="T14_175">dramatu</text:span><text:span text:style-name="T14_176"><text:s/>(„</text:span><text:span text:style-name="T14_177">Choices</text:span><text:span text:style-name="T14_178">”),<text:s/></text:span><text:span text:style-name="T14_179">a</text:span><text:span text:style-name="T14_180"><text:s/></text:span><text:span text:style-name="T14_181">nawet</text:span><text:span text:style-name="T14_182"><text:s/></text:span><text:span text:style-name="T14_183">dobre</text:span><text:span text:style-name="T14_184"><text:s/></text:span><text:span text:style-name="T14_185">teksty</text:span><text:span text:style-name="T14_186"><text:s/></text:span><text:span text:style-name="T14_187">z</text:span><text:span text:style-name="T14_188"><text:s/></text:span><text:span text:style-name="T14_189">gatunku</text:span><text:span text:style-name="T14_190"><text:s/>[</text:span><text:span text:style-name="T14_191">Human</text:span><text:span text:style-name="T14_192">]<text:s/>(„</text:span><text:span text:style-name="T14_193">Arrow</text:span><text:span text:style-name="T14_194"><text:s/>18<text:s/></text:span><text:span text:style-name="T14_195">Mission</text:span><text:span text:style-name="T14_196"><text:s/></text:span><text:span text:style-name="T14_197">Logs</text:span><text:span text:style-name="T14_198">:<text:s/></text:span><text:span text:style-name="T14_199">Lone</text:span><text:span text:style-name="T14_200"><text:s/></text:span><text:span text:style-name="T14_201">Ranger</text:span><text:span text:style-name="T14_202">”).<text:s/></text:span><text:span text:style-name="T14_203">Czasem</text:span><text:span text:style-name="T14_204"><text:s/></text:span><text:span text:style-name="T14_205">trafił</text:span><text:span text:style-name="T14_206"><text:s/></text:span><text:span text:style-name="T14_207">się</text:span><text:span text:style-name="T14_208"><text:s/></text:span><text:span text:style-name="T14_209">też</text:span><text:span text:style-name="T14_210"><text:s/></text:span><text:span text:style-name="T14_211">ciekawy</text:span><text:span text:style-name="T14_212"><text:s/></text:span><text:span text:style-name="T14_213">crossover</text:span><text:span text:style-name="T14_214"><text:s/></text:span><text:span text:style-name="T14_215">lub</text:span><text:span text:style-name="T14_216"><text:s/></text:span><text:span text:style-name="T14_217">shipping</text:span><text:span text:style-name="T14_218"><text:s/></text:span><text:span text:style-name="T14_219">niebędący</text:span><text:span text:style-name="T14_220"><text:s/></text:span><text:span text:style-name="T14_221">totalną</text:span><text:span text:style-name="T14_222"><text:s/></text:span><text:span text:style-name="T14_223">gimbazjalną</text:span><text:span text:style-name="T14_224"><text:s/></text:span><text:span text:style-name="T14_225">żenadą</text:span><text:span text:style-name="T14_226">.<text:s/></text:span><text:span text:style-name="T14_227">Mówiąc</text:span><text:span text:style-name="T14_228"><text:s/></text:span><text:span text:style-name="T14_229">ogólnie</text:span><text:span text:style-name="T14_230">,<text:s/></text:span><text:span text:style-name="T14_231">było</text:span><text:span text:style-name="T14_232"><text:s/></text:span><text:span text:style-name="T14_233">co</text:span><text:span text:style-name="T14_234"><text:s/></text:span><text:span text:style-name="T14_235">czytać</text:span><text:span text:style-name="T14_236"><text:s/></text:span><text:span text:style-name="T14_237">bez</text:span><text:span text:style-name="T14_238"><text:s/></text:span><text:span text:style-name="T14_239">potrzeby</text:span><text:span text:style-name="T14_240"><text:s/></text:span><text:span text:style-name="T14_241">zagłębiania</text:span><text:span text:style-name="T14_242"><text:s/></text:span><text:span text:style-name="T14_243">się</text:span><text:span text:style-name="T14_244"><text:s/></text:span><text:span text:style-name="T14_245">w</text:span><text:span text:style-name="T14_246"><text:s/></text:span><text:span text:style-name="T14_247">opcje</text:span><text:span text:style-name="T14_248"><text:s/></text:span><text:span text:style-name="T14_249">wyszukiwania</text:span><text:span text:style-name="T14_250">,<text:s/></text:span><text:span text:style-name="T14_251">grupy</text:span><text:span text:style-name="T14_252"><text:s/></text:span><text:span text:style-name="T14_253">i</text:span><text:span text:style-name="T14_254"><text:s/></text:span><text:span text:style-name="T14_255">tym</text:span><text:span text:style-name="T14_256"><text:s/></text:span><text:span text:style-name="T14_257">podobne</text:span><text:span text:style-name="T14_258">.<text:s/></text:span><text:span text:style-name="T14_259">Wystarczała</text:span><text:span text:style-name="T14_260"><text:s/></text:span><text:span text:style-name="T14_261">sama</text:span><text:span text:style-name="T14_262"><text:s/></text:span><text:span text:style-name="T14_263">sekcja</text:span><text:span text:style-name="T14_264"><text:s/></text:span><text:span text:style-name="T14_265">Featured</text:span><text:span text:style-name="T14_266">.</text:span></text:p>
      <text:p text:style-name="P15"><text:span text:style-name="T15_1">Obecnie</text:span><text:span text:style-name="T15_2"><text:s/></text:span><text:span text:style-name="T15_3">zaś</text:span><text:span text:style-name="T15_4"><text:s/></text:span><text:span text:style-name="T15_5">trafiają</text:span><text:span text:style-name="T15_6"><text:s/></text:span><text:span text:style-name="T15_7">się</text:span><text:span text:style-name="T15_8"><text:s/></text:span><text:span text:style-name="T15_9">tam</text:span><text:span text:style-name="T15_10"><text:s/></text:span><text:span text:style-name="T15_11">głównie</text:span><text:span text:style-name="T15_12"><text:s/></text:span><text:span text:style-name="T15_13">najprzeróżniejsze</text:span><text:span text:style-name="T15_14"><text:s/></text:span><text:span text:style-name="T15_15">stworzone</text:span><text:span text:style-name="T15_16"><text:s/></text:span><text:span text:style-name="T15_17">przez</text:span><text:span text:style-name="T15_18"><text:s/></text:span><text:span text:style-name="T15_19">fandom</text:span><text:span text:style-name="T15_20"><text:s/></text:span><text:span text:style-name="T15_21">koszmarki</text:span><text:span text:style-name="T15_22">.<text:s/></text:span><text:span text:style-name="T15_23">Krótkie</text:span><text:span text:style-name="T15_24">,<text:s/></text:span><text:span text:style-name="T15_25">mające</text:span><text:span text:style-name="T15_26"><text:s/></text:span><text:span text:style-name="T15_27">od</text:span><text:span text:style-name="T15_28"><text:s/></text:span><text:span text:style-name="T15_29">jednego</text:span><text:span text:style-name="T15_30"><text:s/></text:span><text:span text:style-name="T15_31">do</text:span><text:span text:style-name="T15_32"><text:s/></text:span><text:span text:style-name="T15_33">trzech</text:span><text:span text:style-name="T15_34"><text:s/></text:span><text:span text:style-name="T15_35">tysięcy</text:span><text:span text:style-name="T15_36"><text:s/></text:span><text:span text:style-name="T15_37">słów</text:span><text:span text:style-name="T15_38">,<text:s/>„</text:span><text:span text:style-name="T15_39">dzieła</text:span><text:span text:style-name="T15_40">”,<text:s/></text:span><text:span text:style-name="T15_41">będące</text:span><text:span text:style-name="T15_42"><text:s/></text:span><text:span text:style-name="T15_43">bazującymi</text:span><text:span text:style-name="T15_44"><text:s/></text:span><text:span text:style-name="T15_45">na</text:span><text:span text:style-name="T15_46"><text:s/></text:span><text:span text:style-name="T15_47">mniejszej</text:span><text:span text:style-name="T15_48"><text:s/></text:span><text:span text:style-name="T15_49">lub</text:span><text:span text:style-name="T15_50"><text:s/></text:span><text:span text:style-name="T15_51">większej</text:span><text:span text:style-name="T15_52"><text:s/></text:span><text:span text:style-name="T15_53">dwuznaczności</text:span><text:span text:style-name="T15_54">,<text:s/></text:span><text:span text:style-name="T15_55">pozbawionymi</text:span><text:span text:style-name="T15_56"><text:s/></text:span><text:span text:style-name="T15_57">sensu</text:span><text:span text:style-name="T15_58"><text:s/></text:span><text:span text:style-name="T15_59">quasi</text:span><text:span text:style-name="T15_60">-</text:span><text:span text:style-name="T15_61">shippingami</text:span><text:span text:style-name="T15_62">.<text:s/></text:span><text:span text:style-name="T15_63">Idiotyczn</text:span><text:span text:style-name="T15_64">e</text:span><text:span text:style-name="T15_65"><text:s/></text:span><text:span text:style-name="T15_66">romanse</text:span><text:span text:style-name="T15_67"><text:s/></text:span><text:span text:style-name="T15_68">z</text:span><text:span text:style-name="T15_69"><text:s/></text:span><text:span text:style-name="T15_70">parami</text:span><text:span text:style-name="T15_71"><text:s/></text:span><text:span text:style-name="T15_72">typu</text:span><text:span text:style-name="T15_73"><text:s/></text:span><text:span text:style-name="T15_74">Celestia</text:span><text:span text:style-name="T15_75">/</text:span><text:span text:style-name="T15_76">Discord</text:span><text:span text:style-name="T15_77">,<text:s/></text:span><text:span text:style-name="T15_78">Twilight</text:span><text:span text:style-name="T15_79">/</text:span><text:span text:style-name="T15_80">Nightmare</text:span><text:span text:style-name="T15_81"><text:s/></text:span><text:span text:style-name="T15_82">Moon</text:span><text:span text:style-name="T15_83"><text:s/></text:span><text:span text:style-name="T15_84">czy</text:span><text:span text:style-name="T15_85"><text:s/></text:span><text:span text:style-name="T15_86">też</text:span><text:span text:style-name="T15_87"><text:s/></text:span><text:span text:style-name="T15_88">Sweetie</text:span><text:span text:style-name="T15_89"><text:s/></text:span><text:span text:style-name="T15_90">Belle</text:span><text:span text:style-name="T15_91">/</text:span><text:span text:style-name="T15_92">Button</text:span><text:span text:style-name="T15_93"><text:s/></text:span><text:span text:style-name="T15_94">Mash</text:span><text:span text:style-name="T15_95"><text:s/>(</text:span><text:span text:style-name="T15_96">niechaj</text:span><text:span text:style-name="T15_97"><text:s/></text:span><text:span text:style-name="T15_98">zdechnie</text:span><text:span text:style-name="T15_99"><text:s/></text:span><text:span text:style-name="T15_100">w</text:span><text:span text:style-name="T15_101"><text:s/></text:span><text:span text:style-name="T15_102">męczarniach</text:span><text:span text:style-name="T15_103">).<text:s/></text:span><text:span text:style-name="T15_104">Wszelakie</text:span><text:span text:style-name="T15_105"><text:s/></text:span><text:span text:style-name="T15_106">randomy</text:span><text:span text:style-name="T15_107"><text:s/></text:span><text:span text:style-name="T15_108">o</text:span><text:span text:style-name="T15_109"><text:s/></text:span><text:span text:style-name="T15_110">Pinkie</text:span><text:span text:style-name="T15_111"><text:s/></text:span><text:span text:style-name="T15_112">i</text:span><text:span text:style-name="T15_113">/</text:span><text:span text:style-name="T15_114">lub</text:span><text:span text:style-name="T15_115"><text:s/></text:span><text:span text:style-name="T15_116">Sonacie</text:span><text:span text:style-name="T15_117">,<text:s/></text:span><text:span text:style-name="T15_118">sprowadzające</text:span><text:span text:style-name="T15_119"><text:s/></text:span><text:span text:style-name="T15_120">się</text:span><text:span text:style-name="T15_121"><text:s/></text:span><text:span text:style-name="T15_122">w</text:span><text:span text:style-name="T15_123"><text:s/></text:span><text:span text:style-name="T15_124">gruncie</text:span><text:span text:style-name="T15_125"><text:s/></text:span><text:span text:style-name="T15_126">rzeczy</text:span><text:span text:style-name="T15_127"><text:s/></text:span><text:span text:style-name="T15_128">do</text:span><text:span text:style-name="T15_129"><text:s/>„</text:span><text:span text:style-name="T15_130">patrzajta</text:span><text:span text:style-name="T15_131"><text:s/></text:span><text:span text:style-name="T15_132">napisałę</text:span><text:span text:style-name="T15_133"><text:s/></text:span><text:span text:style-name="T15_134">coś</text:span><text:span text:style-name="T15_135"><text:s/></text:span><text:span text:style-name="T15_136">bez</text:span><text:span text:style-name="T15_137"><text:s/></text:span><text:span text:style-name="T15_138">sęsu</text:span><text:span text:style-name="T15_139"><text:s/></text:span><text:span text:style-name="T15_140">jestę</text:span><text:span text:style-name="T15_141"><text:s/></text:span><text:span text:style-name="T15_142">taki</text:span><text:span text:style-name="T15_143"><text:s/></text:span><text:span text:style-name="T15_144">fajny</text:span><text:span text:style-name="T15_145"><text:s/></text:span><text:span text:style-name="T15_146">XDXdXdxdX</text:span><text:span text:style-name="T15_147">”).<text:s/></text:span><text:span text:style-name="T15_148">Często</text:span><text:span text:style-name="T15_149">-</text:span><text:span text:style-name="T15_150">gęsto</text:span><text:span text:style-name="T15_151"><text:s/></text:span><text:span text:style-name="T15_152">dwie</text:span><text:span text:style-name="T15_153"><text:s/></text:span><text:span text:style-name="T15_154">trzecie</text:span><text:span text:style-name="T15_155"><text:s/></text:span><text:span text:style-name="T15_156">opowiadań</text:span><text:span text:style-name="T15_157"><text:s/></text:span><text:span text:style-name="T15_158">w</text:span><text:span text:style-name="T15_159"><text:s/></text:span><text:span text:style-name="T15_160">sekcji</text:span><text:span text:style-name="T15_161"><text:s/>„</text:span><text:span text:style-name="T15_162">Featured</text:span><text:span text:style-name="T15_163">”<text:s/></text:span><text:span text:style-name="T15_164">opatrzone</text:span><text:span text:style-name="T15_165"><text:s/></text:span><text:span text:style-name="T15_166">jest</text:span><text:span text:style-name="T15_167"><text:s/></text:span><text:span text:style-name="T15_168">tagiem</text:span><text:span text:style-name="T15_169"><text:s/></text:span><text:span text:style-name="T15_170">[</text:span><text:span text:style-name="T15_171">Sex</text:span><text:span text:style-name="T15_172">]</text:span><text:span text:style-name="T15_173"><text:s/></text:span><text:span text:style-name="T15_174">i</text:span><text:span text:style-name="T15_175"><text:s/></text:span><text:span text:style-name="T15_176">zazwyczaj</text:span><text:span text:style-name="T15_177"><text:s/></text:span><text:span text:style-name="T15_178">to</text:span><text:span text:style-name="T15_179"><text:s/></text:span><text:span text:style-name="T15_180">właśnie</text:span><text:span text:style-name="T15_181"><text:s/></text:span><text:span text:style-name="T15_182">on</text:span><text:span text:style-name="T15_183"><text:s/></text:span><text:span text:style-name="T15_184">jest</text:span><text:span text:style-name="T15_185"><text:s/></text:span><text:span text:style-name="T15_186">powodem</text:span><text:span text:style-name="T15_187">,<text:s/></text:span><text:span text:style-name="T15_188">dla</text:span><text:span text:style-name="T15_189"><text:s/></text:span><text:span text:style-name="T15_190">którego</text:span><text:span text:style-name="T15_191"><text:s/></text:span><text:span text:style-name="T15_192">zyskały</text:span><text:span text:style-name="T15_193"><text:s/></text:span><text:span text:style-name="T15_194">popularność</text:span><text:span text:style-name="T15_195"><text:s/>–</text:span><text:span text:style-name="T15_196"><text:s/></text:span><text:span text:style-name="T15_197">pomimo</text:span><text:span text:style-name="T15_198"><text:s/></text:span><text:span text:style-name="T15_199">tego</text:span><text:span text:style-name="T15_200">,<text:s/></text:span><text:span text:style-name="T15_201">że</text:span><text:span text:style-name="T15_202"><text:s/></text:span><text:span text:style-name="T15_203">nie</text:span><text:span text:style-name="T15_204"><text:s/></text:span><text:span text:style-name="T15_205">są</text:span><text:span text:style-name="T15_206"><text:s/></text:span><text:span text:style-name="T15_207">ani</text:span><text:span text:style-name="T15_208"><text:s/></text:span><text:span text:style-name="T15_209">dobrze</text:span><text:span text:style-name="T15_210"><text:s/></text:span><text:span text:style-name="T15_211">napisane</text:span><text:span text:style-name="T15_212">,<text:s/></text:span><text:span text:style-name="T15_213">ani</text:span><text:span text:style-name="T15_214"><text:s/></text:span><text:span text:style-name="T15_215">nie</text:span><text:span text:style-name="T15_216"><text:s/></text:span><text:span text:style-name="T15_217">mają</text:span><text:span text:style-name="T15_218"><text:s/></text:span><text:span text:style-name="T15_219">ciekawej</text:span><text:span text:style-name="T15_220"><text:s/></text:span><text:span text:style-name="T15_221">fabuły</text:span><text:span text:style-name="T15_222">.<text:s/></text:span><text:span text:style-name="T15_223">Jest</text:span><text:span text:style-name="T15_224"><text:s/></text:span><text:span text:style-name="T15_225">seks</text:span><text:span text:style-name="T15_226">,<text:s/></text:span><text:span text:style-name="T15_227">jest</text:span><text:span text:style-name="T15_228"><text:s/></text:span><text:span text:style-name="T15_229">ficzerd</text:span><text:span text:style-name="T15_230">.<text:s/></text:span><text:span text:style-name="T15_231">Nie</text:span><text:span text:style-name="T15_232"><text:s/></text:span><text:span text:style-name="T15_233">zrozumcie</text:span><text:span text:style-name="T15_234"><text:s/></text:span><text:span text:style-name="T15_235">mnie</text:span><text:span text:style-name="T15_236"><text:s/></text:span><text:span text:style-name="T15_237">źle</text:span><text:span text:style-name="T15_238">,<text:s/></text:span><text:span text:style-name="T15_239">dwuznaczne</text:span><text:span text:style-name="T15_240"><text:s/></text:span><text:span text:style-name="T15_241">opowiadania</text:span><text:span text:style-name="T15_242"><text:s/></text:span><text:span text:style-name="T15_243">mają</text:span><text:span text:style-name="T15_244"><text:s/></text:span><text:span text:style-name="T15_245">swój</text:span><text:span text:style-name="T15_246"><text:s/></text:span><text:span text:style-name="T15_247">urok</text:span><text:span text:style-name="T15_248"><text:s/></text:span><text:span text:style-name="T15_249">i</text:span><text:span text:style-name="T15_250"><text:s/></text:span><text:span text:style-name="T15_251">nieraz</text:span><text:span text:style-name="T15_252"><text:s/></text:span><text:span text:style-name="T15_253">rozbawiły</text:span><text:span text:style-name="T15_254"><text:s/></text:span><text:span text:style-name="T15_255">mnie</text:span><text:span text:style-name="T15_256"><text:s/></text:span><text:span text:style-name="T15_257">do</text:span><text:span text:style-name="T15_258"><text:s/></text:span><text:span text:style-name="T15_259">łez</text:span><text:span text:style-name="T15_260"><text:s/>(„</text:span><text:span text:style-name="T15_261">Naked</text:span><text:span text:style-name="T15_262"><text:s/></text:span><text:span text:style-name="T15_263">Singularity</text:span><text:span text:style-name="T15_264">”).<text:s/></text:span><text:span text:style-name="T15_265">Muszą</text:span><text:span text:style-name="T15_266"><text:s/></text:span><text:span text:style-name="T15_267">być</text:span><text:span text:style-name="T15_268"><text:s/></text:span><text:span text:style-name="T15_269">jednak</text:span><text:span text:style-name="T15_270"><text:s/></text:span><text:span text:style-name="T15_271">napisane</text:span><text:span text:style-name="T15_272"><text:s/></text:span><text:span text:style-name="T15_273">z</text:span><text:span text:style-name="T15_274"><text:s/></text:span><text:span text:style-name="T15_275">pomysłem</text:span><text:span text:style-name="T15_276">.<text:s/></text:span><text:span text:style-name="T15_277">Same</text:span><text:span text:style-name="T15_278"><text:s/></text:span><text:span text:style-name="T15_279">sprośności</text:span><text:span text:style-name="T15_280"><text:s/></text:span><text:span text:style-name="T15_281">nie</text:span><text:span text:style-name="T15_282"><text:s/></text:span><text:span text:style-name="T15_283">wystarczą</text:span><text:span text:style-name="T15_284">.</text:span></text:p>
      <text:p text:style-name="P16"><text:span text:style-name="T16_1">Dlaczego</text:span><text:span text:style-name="T16_2"><text:s/></text:span><text:span text:style-name="T16_3">aż</text:span><text:span text:style-name="T16_4"><text:s/></text:span><text:span text:style-name="T16_5">tak</text:span><text:span text:style-name="T16_6"><text:s/></text:span><text:span text:style-name="T16_7">przejmuję</text:span><text:span text:style-name="T16_8"><text:s/></text:span><text:span text:style-name="T16_9">się</text:span><text:span text:style-name="T16_10"><text:s/></text:span><text:span text:style-name="T16_11">tym</text:span><text:span text:style-name="T16_12">,<text:s/></text:span><text:span text:style-name="T16_13">co</text:span><text:span text:style-name="T16_14"><text:s/></text:span><text:span text:style-name="T16_15">znajduje</text:span><text:span text:style-name="T16_16"><text:s/></text:span><text:span text:style-name="T16_17">się</text:span><text:span text:style-name="T16_18"><text:s/></text:span><text:span text:style-name="T16_19">w</text:span><text:span text:style-name="T16_20"><text:s/></text:span><text:span text:style-name="T16_21">ficzerach</text:span><text:span text:style-name="T16_22">?<text:s/></text:span><text:span text:style-name="T16_23">Otóż</text:span><text:span text:style-name="T16_24"><text:s/></text:span><text:span text:style-name="T16_25">dlatego</text:span><text:span text:style-name="T16_26">,<text:s/></text:span><text:span text:style-name="T16_27">że</text:span><text:span text:style-name="T16_28"><text:s/></text:span><text:span text:style-name="T16_29">jest</text:span><text:span text:style-name="T16_30"><text:s/></text:span><text:span text:style-name="T16_31">to</text:span><text:span text:style-name="T16_32"><text:s/></text:span><text:span text:style-name="T16_33">najbardziej</text:span><text:span text:style-name="T16_34"><text:s/></text:span><text:span text:style-name="T16_35">widoczna</text:span><text:span text:style-name="T16_36"><text:s/></text:span><text:span text:style-name="T16_37">i</text:span><text:span text:style-name="T16_38"><text:s/></text:span><text:span text:style-name="T16_39">kliknięciogenna</text:span><text:span text:style-name="T16_40"><text:s/></text:span><text:span text:style-name="T16_41">część</text:span><text:span text:style-name="T16_42"><text:s/></text:span><text:span text:style-name="T16_43">portalu</text:span><text:span text:style-name="T16_44">.<text:s/></text:span><text:span text:style-name="T16_45">Ludzie</text:span><text:span text:style-name="T16_46"><text:s/></text:span><text:span text:style-name="T16_47">czytają</text:span><text:span text:style-name="T16_48"><text:s/></text:span><text:span text:style-name="T16_49">zawarte</text:span><text:span text:style-name="T16_50"><text:s/></text:span><text:span text:style-name="T16_51">tam</text:span><text:span text:style-name="T16_52"><text:s/></text:span><text:span text:style-name="T16_53">opowiadania</text:span><text:span text:style-name="T16_54">.<text:s/></text:span><text:span text:style-name="T16_55">Im</text:span><text:span text:style-name="T16_56"><text:s/></text:span><text:span text:style-name="T16_57">więcej</text:span><text:span text:style-name="T16_58"><text:s/></text:span><text:span text:style-name="T16_59">w</text:span><text:span text:style-name="T16_60"><text:s/></text:span><text:span text:style-name="T16_61">sekcji</text:span><text:span text:style-name="T16_62"><text:s/></text:span><text:span text:style-name="T16_63">Featured</text:span><text:span text:style-name="T16_64"><text:s/></text:span><text:span text:style-name="T16_65">dobrych</text:span><text:span text:style-name="T16_66"><text:s/></text:span><text:span text:style-name="T16_67">historii</text:span><text:span text:style-name="T16_68">,<text:s/></text:span><text:span text:style-name="T16_69">tym</text:span><text:span text:style-name="T16_70"><text:s/></text:span><text:span text:style-name="T16_71">lepiej</text:span><text:span text:style-name="T16_72"><text:s/>–<text:s/></text:span><text:span text:style-name="T16_73">broniaki</text:span><text:span text:style-name="T16_74"><text:s/></text:span><text:span text:style-name="T16_75">obcują</text:span><text:span text:style-name="T16_76">,<text:s/></text:span><text:span text:style-name="T16_77">mniej</text:span><text:span text:style-name="T16_78"><text:s/></text:span><text:span text:style-name="T16_79">lub</text:span><text:span text:style-name="T16_80"><text:s/></text:span><text:span text:style-name="T16_81">bardziej</text:span><text:span text:style-name="T16_82"><text:s/></text:span><text:span text:style-name="T16_83">świadomie</text:span><text:span text:style-name="T16_84">,<text:s/></text:span><text:span text:style-name="T16_85">z</text:span><text:span text:style-name="T16_86"><text:s/></text:span><text:span text:style-name="T16_87">porządną</text:span><text:span text:style-name="T16_88"><text:s/></text:span><text:span text:style-name="T16_89">literaturą</text:span><text:span text:style-name="T16_90">.<text:s/></text:span><text:span text:style-name="T16_91">Podobnie</text:span><text:span text:style-name="T16_92">,<text:s/></text:span><text:span text:style-name="T16_93">im</text:span><text:span text:style-name="T16_94"><text:s/></text:span><text:span text:style-name="T16_95">więcej</text:span><text:span text:style-name="T16_96"><text:s/></text:span><text:span text:style-name="T16_97">chłamu</text:span><text:span text:style-name="T16_98">,<text:s/></text:span><text:span text:style-name="T16_99">tym</text:span><text:span text:style-name="T16_100"><text:s/></text:span><text:span text:style-name="T16_101">bardziej</text:span><text:span text:style-name="T16_102"><text:s/></text:span><text:span text:style-name="T16_103">degenerują</text:span><text:span text:style-name="T16_104"><text:s/></text:span><text:span text:style-name="T16_105">się</text:span><text:span text:style-name="T16_106"><text:s/></text:span><text:span text:style-name="T16_107">gusta</text:span><text:span text:style-name="T16_108"><text:s/></text:span><text:span text:style-name="T16_109">fandomu</text:span><text:span text:style-name="T16_110"><text:s/></text:span><text:span text:style-name="T16_111">jako</text:span><text:span text:style-name="T16_112"><text:s/></text:span><text:span text:style-name="T16_113">ogółu</text:span><text:span text:style-name="T16_114">.</text:span></text:p>
      <text:p text:style-name="P17"><text:span text:style-name="T17_1">Gdzie</text:span><text:span text:style-name="T17_2"><text:s/></text:span><text:span text:style-name="T17_3">te</text:span><text:span text:style-name="T17_4"><text:s/></text:span><text:span text:style-name="T17_5">czasy</text:span><text:span text:style-name="T17_6">,<text:s/></text:span><text:span text:style-name="T17_7">kiedy</text:span><text:span text:style-name="T17_8"><text:s/></text:span><text:span text:style-name="T17_9">FimFiction</text:span><text:span text:style-name="T17_10"><text:s/></text:span><text:span text:style-name="T17_11">stanowiło</text:span><text:span text:style-name="T17_12"><text:s/></text:span><text:span text:style-name="T17_13">źródło</text:span><text:span text:style-name="T17_14"><text:s/></text:span><text:span text:style-name="T17_15">porządnej</text:span><text:span text:style-name="T17_16"><text:s/></text:span><text:span text:style-name="T17_17">twórczości</text:span><text:span text:style-name="T17_18">?<text:s/></text:span><text:span text:style-name="T17_19">Czyżby</text:span><text:span text:style-name="T17_20"><text:s/></text:span><text:span text:style-name="T17_21">minęły</text:span><text:span text:style-name="T17_22"><text:s/></text:span><text:span text:style-name="T17_23">bezpowrotnie</text:span><text:span text:style-name="T17_24">?<text:s/></text:span><text:span text:style-name="T17_25">Czy</text:span><text:span text:style-name="T17_26"><text:s/></text:span><text:span text:style-name="T17_27">już</text:span><text:span text:style-name="T17_28"><text:s/></text:span><text:span text:style-name="T17_29">zawsze</text:span><text:span text:style-name="T17_30"><text:s/></text:span><text:span text:style-name="T17_31">wejście</text:span><text:span text:style-name="T17_32"><text:s/></text:span><text:span text:style-name="T17_33">na</text:span><text:span text:style-name="T17_34"><text:s/></text:span><text:span text:style-name="T17_35">ową</text:span><text:span text:style-name="T17_36"><text:s/></text:span><text:span text:style-name="T17_37">stronę</text:span><text:span text:style-name="T17_38"><text:s/></text:span><text:span text:style-name="T17_39">i</text:span><text:span text:style-name="T17_40"><text:s/></text:span><text:span text:style-name="T17_41">rzut</text:span><text:span text:style-name="T17_42"><text:s/></text:span><text:span text:style-name="T17_43">oka</text:span><text:span text:style-name="T17_44"><text:s/></text:span><text:span text:style-name="T17_45">na</text:span><text:span text:style-name="T17_46"><text:s/></text:span><text:span text:style-name="T17_47">ficzerowane</text:span><text:span text:style-name="T17_48"><text:s/></text:span><text:span text:style-name="T17_49">fanfiki</text:span><text:span text:style-name="T17_50"><text:s/></text:span><text:span text:style-name="T17_51">wywoła</text:span><text:span text:style-name="T17_52"><text:s/></text:span><text:span text:style-name="T17_53">u</text:span><text:span text:style-name="T17_54"><text:s/></text:span><text:span text:style-name="T17_55">mnie</text:span><text:span text:style-name="T17_56"><text:s/></text:span><text:span text:style-name="T17_57">pełne</text:span><text:span text:style-name="T17_58"><text:s/></text:span><text:span text:style-name="T17_59">zawodu</text:span><text:span text:style-name="T17_60"><text:s/></text:span><text:span text:style-name="T17_61">westchnienie</text:span><text:span text:style-name="T17_62"><text:s/></text:span><text:span text:style-name="T17_63">i</text:span><text:span text:style-name="T17_64"><text:s/></text:span><text:span text:style-name="T17_65">wiązankę</text:span><text:span text:style-name="T17_66"><text:s/></text:span><text:span text:style-name="T17_67">przekleństw</text:span><text:span text:style-name="T17_68">?<text:s/></text:span><text:span text:style-name="T17_69">Mam</text:span><text:span text:style-name="T17_70"><text:s/></text:span><text:span text:style-name="T17_71">nadzieję</text:span><text:span text:style-name="T17_72">,<text:s/></text:span><text:span text:style-name="T17_73">że</text:span><text:span text:style-name="T17_74"><text:s/></text:span><text:span text:style-name="T17_75">nie</text:span><text:span text:style-name="T17_76">.<text:s/></text:span><text:span text:style-name="T17_77">Patrząc</text:span><text:span text:style-name="T17_78"><text:s/></text:span><text:span text:style-name="T17_79">jednak</text:span><text:span text:style-name="T17_80"><text:s/></text:span><text:span text:style-name="T17_81">na</text:span><text:span text:style-name="T17_82"><text:s/></text:span><text:span text:style-name="T17_83">to</text:span><text:span text:style-name="T17_84">,<text:s/></text:span><text:span text:style-name="T17_85">co</text:span><text:span text:style-name="T17_86"><text:s/></text:span><text:span text:style-name="T17_87">się</text:span><text:span text:style-name="T17_88"><text:s/></text:span><text:span text:style-name="T17_89">dzieje</text:span><text:span text:style-name="T17_90">,<text:s/></text:span><text:span text:style-name="T17_91">nie</text:span><text:span text:style-name="T17_92"><text:s/></text:span><text:span text:style-name="T17_93">mam</text:span><text:span text:style-name="T17_94"><text:s/></text:span><text:span text:style-name="T17_95">wielkiej</text:span><text:span text:style-name="T17_96"><text:s/></text:span><text:span text:style-name="T17_97">nadziei</text:span><text:span text:style-name="T17_98">.<text:s/></text:span><text:span text:style-name="T17_99">W</text:span><text:span text:style-name="T17_100"><text:s/></text:span><text:span text:style-name="T17_101">ciągu</text:span><text:span text:style-name="T17_102"><text:s/></text:span><text:span text:style-name="T17_103">ostatnich</text:span><text:span text:style-name="T17_104"><text:s/></text:span><text:span text:style-name="T17_105">dwunastu</text:span><text:span text:style-name="T17_106"><text:s/></text:span><text:span text:style-name="T17_107">miesięcy</text:span><text:span text:style-name="T17_108"><text:s/></text:span><text:span text:style-name="T17_109">znalazłem</text:span><text:span text:style-name="T17_110"><text:s/></text:span><text:span text:style-name="T17_111">w</text:span><text:span text:style-name="T17_112"><text:s/></text:span><text:span text:style-name="T17_113">sekcji</text:span><text:span text:style-name="T17_114"><text:s/></text:span><text:span text:style-name="T17_115">Featured</text:span><text:span text:style-name="T17_116"><text:s/></text:span><text:span text:style-name="T17_117">jedno</text:span><text:span text:style-name="T17_118"><text:s/></text:span><text:span text:style-name="T17_119">opowiadanie</text:span><text:span text:style-name="T17_120">,<text:s/></text:span><text:span text:style-name="T17_121">które</text:span><text:span text:style-name="T17_122"><text:s/></text:span><text:span text:style-name="T17_123">spodobało</text:span><text:span text:style-name="T17_124"><text:s/></text:span><text:span text:style-name="T17_125">mi</text:span><text:span text:style-name="T17_126"><text:s/></text:span><text:span text:style-name="T17_127">się</text:span><text:span text:style-name="T17_128"><text:s/></text:span><text:span text:style-name="T17_129">na</text:span><text:span text:style-name="T17_130"><text:s/></text:span><text:span text:style-name="T17_131">tyle</text:span><text:span text:style-name="T17_132">,<text:s/></text:span><text:span text:style-name="T17_133">żebym</text:span><text:span text:style-name="T17_134"><text:s/></text:span><text:span text:style-name="T17_135">śledził</text:span><text:span text:style-name="T17_136"><text:s/></text:span><text:span text:style-name="T17_137">je</text:span><text:span text:style-name="T17_138">,<text:s/></text:span><text:span text:style-name="T17_139">nie</text:span><text:span text:style-name="T17_140"><text:s/></text:span><text:span text:style-name="T17_141">m</text:span><text:span text:style-name="T17_142">ogąc</text:span><text:span text:style-name="T17_143"><text:s/></text:span><text:span text:style-name="T17_144">się</text:span><text:span text:style-name="T17_145"><text:s/></text:span><text:span text:style-name="T17_146">doczekać</text:span><text:span text:style-name="T17_147"><text:s/></text:span><text:span text:style-name="T17_148">kolejnego</text:span><text:span text:style-name="T17_149"><text:s/></text:span><text:span text:style-name="T17_150">rozdziału</text:span><text:span text:style-name="T17_151">.<text:s/></text:span><text:span text:style-name="T17_152">To</text:span><text:span text:style-name="T17_153"><text:s/></text:span><text:span text:style-name="T17_154">s</text:span><text:span text:style-name="T17_155">tanowczo</text:span><text:span text:style-name="T17_156">,<text:s/></text:span><text:span text:style-name="T17_157">stanowczo</text:span><text:span text:style-name="T17_158"><text:s/></text:span><text:span text:style-name="T17_159">za</text:span><text:span text:style-name="T17_160"><text:s/></text:span><text:span text:style-name="T17_161">mało</text:span><text:span text:style-name="T17_162">.</text:span></text:p>
      <text:p text:style-name="P18"><text:span text:style-name="T18_1">Że</text:span><text:span text:style-name="T18_2"><text:s/></text:span><text:span text:style-name="T18_3">marudzę</text:span><text:span text:style-name="T18_4">?<text:s/></text:span><text:span text:style-name="T18_5">Oczywiście</text:span><text:span text:style-name="T18_6">.<text:s/></text:span><text:span text:style-name="T18_7">Przejmuję</text:span><text:span text:style-name="T18_8"><text:s/></text:span><text:span text:style-name="T18_9">się</text:span><text:span text:style-name="T18_10"><text:s/>„</text:span><text:span text:style-name="T18_11">problemami</text:span><text:span text:style-name="T18_12"><text:s/></text:span><text:span text:style-name="T18_13">pierwszego</text:span><text:span text:style-name="T18_14"><text:s/></text:span><text:span text:style-name="T18_15">świata</text:span><text:span text:style-name="T18_16">”?<text:s/></text:span><text:span text:style-name="T18_17">Być</text:span><text:span text:style-name="T18_18"><text:s/></text:span><text:span text:style-name="T18_19">może</text:span><text:span text:style-name="T18_20">.<text:s/></text:span><text:span text:style-name="T18_21">Tak</text:span><text:span text:style-name="T18_22"><text:s/></text:span><text:span text:style-name="T18_23">czy</text:span><text:span text:style-name="T18_24"><text:s/></text:span><text:span text:style-name="T18_25">tak</text:span><text:span text:style-name="T18_26">,<text:s/></text:span><text:span text:style-name="T18_27">strasznie</text:span><text:span text:style-name="T18_28"><text:s/></text:span><text:span text:style-name="T18_29">mnie</text:span><text:span text:style-name="T18_30"><text:s/></text:span><text:span text:style-name="T18_31">to</text:span><text:span text:style-name="T18_32"><text:s/></text:span><text:span text:style-name="T18_33">wk</text:span><text:span text:style-name="T18_34">**</text:span><text:span text:style-name="T18_35">wia</text:span><text:span text:style-name="T18_36">.</text:span></text:p>
      <text:p text:style-name="P19"/>
      <text:p text:style-name="P20"/>
      <text:p text:style-name="P21"><text:span text:style-name="T21_1">==============</text:span></text:p>
      <text:p text:style-name="P22"/>
      <text:p text:style-name="P23"><text:span text:style-name="T23_1">obrazki</text:span><text:span text:style-name="T23_2"><text:s/>(</text:span><text:span text:style-name="T23_3">mam</text:span><text:span text:style-name="T23_4"><text:s/></text:span><text:span text:style-name="T23_5">nadzieję</text:span><text:span text:style-name="T23_6"><text:s/></text:span><text:span text:style-name="T23_7">że</text:span><text:span text:style-name="T23_8"><text:s/></text:span><text:span text:style-name="T23_9">mogą</text:span><text:span text:style-name="T23_10"><text:s/></text:span><text:span text:style-name="T23_11">być</text:span><text:span text:style-name="T23_12"><text:s/>:</text:span><text:span text:style-name="T23_13">V</text:span><text:span text:style-name="T23_14"><text:s/>):</text:span></text:p>
      <text:p text:style-name="P24"><text:span text:style-name="T24_1"><text:a xlink:type="simple" xlink:href="http://fc02.deviantart.net/fs71/i/2012/215/2/d/twilight_sparkle_by_fr3zo-d4yunmq.jpg"><text:span text:style-name="T24_2">http</text:span></text:a></text:span><text:span text:style-name="T24_3"><text:a xlink:type="simple" xlink:href="http://fc02.deviantart.net/fs71/i/2012/215/2/d/twilight_sparkle_by_fr3zo-d4yunmq.jpg"><text:span text:style-name="T24_4">://</text:span></text:a></text:span><text:span text:style-name="T24_5"><text:a xlink:type="simple" xlink:href="http://fc02.deviantart.net/fs71/i/2012/215/2/d/twilight_sparkle_by_fr3zo-d4yunmq.jpg"><text:span text:style-name="T24_6">fc</text:span></text:a></text:span><text:span text:style-name="T24_7"><text:a xlink:type="simple" xlink:href="http://fc02.deviantart.net/fs71/i/2012/215/2/d/twilight_sparkle_by_fr3zo-d4yunmq.jpg"><text:span text:style-name="T24_8">02.</text:span></text:a></text:span><text:span text:style-name="T24_9"><text:a xlink:type="simple" xlink:href="http://fc02.deviantart.net/fs71/i/2012/215/2/d/twilight_sparkle_by_fr3zo-d4yunmq.jpg"><text:span text:style-name="T24_10">deviantart</text:span></text:a></text:span><text:span text:style-name="T24_11"><text:a xlink:type="simple" xlink:href="http://fc02.deviantart.net/fs71/i/2012/215/2/d/twilight_sparkle_by_fr3zo-d4yunmq.jpg"><text:span text:style-name="T24_12">.</text:span></text:a></text:span><text:span text:style-name="T24_13"><text:a xlink:type="simple" xlink:href="http://fc02.deviantart.net/fs71/i/2012/215/2/d/twilight_sparkle_by_fr3zo-d4yunmq.jpg"><text:span text:style-name="T24_14">net</text:span></text:a></text:span><text:span text:style-name="T24_15"><text:a xlink:type="simple" xlink:href="http://fc02.deviantart.net/fs71/i/2012/215/2/d/twilight_sparkle_by_fr3zo-d4yunmq.jpg"><text:span text:style-name="T24_16">/</text:span></text:a></text:span><text:span text:style-name="T24_17"><text:a xlink:type="simple" xlink:href="http://fc02.deviantart.net/fs71/i/2012/215/2/d/twilight_sparkle_by_fr3zo-d4yunmq.jpg"><text:span text:style-name="T24_18">fs</text:span></text:a></text:span><text:span text:style-name="T24_19"><text:a xlink:type="simple" xlink:href="http://fc02.deviantart.net/fs71/i/2012/215/2/d/twilight_sparkle_by_fr3zo-d4yunmq.jpg"><text:span text:style-name="T24_20">71/</text:span></text:a></text:span><text:span text:style-name="T24_21"><text:a xlink:type="simple" xlink:href="http://fc02.deviantart.net/fs71/i/2012/215/2/d/twilight_sparkle_by_fr3zo-d4yunmq.jpg"><text:span text:style-name="T24_22">i</text:span></text:a></text:span><text:span text:style-name="T24_23"><text:a xlink:type="simple" xlink:href="http://fc02.deviantart.net/fs71/i/2012/215/2/d/twilight_sparkle_by_fr3zo-d4yunmq.jpg"><text:span text:style-name="T24_24">/2012/215/2/</text:span></text:a></text:span><text:span text:style-name="T24_25"><text:a xlink:type="simple" xlink:href="http://fc02.deviantart.net/fs71/i/2012/215/2/d/twilight_sparkle_by_fr3zo-d4yunmq.jpg"><text:span text:style-name="T24_26">d</text:span></text:a></text:span><text:span text:style-name="T24_27"><text:a xlink:type="simple" xlink:href="http://fc02.deviantart.net/fs71/i/2012/215/2/d/twilight_sparkle_by_fr3zo-d4yunmq.jpg"><text:span text:style-name="T24_28">/</text:span></text:a></text:span><text:span text:style-name="T24_29"><text:a xlink:type="simple" xlink:href="http://fc02.deviantart.net/fs71/i/2012/215/2/d/twilight_sparkle_by_fr3zo-d4yunmq.jpg"><text:span text:style-name="T24_30">twilight</text:span></text:a></text:span><text:span text:style-name="T24_31"><text:a xlink:type="simple" xlink:href="http://fc02.deviantart.net/fs71/i/2012/215/2/d/twilight_sparkle_by_fr3zo-d4yunmq.jpg"><text:span text:style-name="T24_32">_</text:span></text:a></text:span><text:span text:style-name="T24_33"><text:a xlink:type="simple" xlink:href="http://fc02.deviantart.net/fs71/i/2012/215/2/d/twilight_sparkle_by_fr3zo-d4yunmq.jpg"><text:span text:style-name="T24_34">sparkle</text:span></text:a></text:span><text:span text:style-name="T24_35"><text:a xlink:type="simple" xlink:href="http://fc02.deviantart.net/fs71/i/2012/215/2/d/twilight_sparkle_by_fr3zo-d4yunmq.jpg"><text:span text:style-name="T24_36">_</text:span></text:a></text:span><text:span text:style-name="T24_37"><text:a xlink:type="simple" xlink:href="http://fc02.deviantart.net/fs71/i/2012/215/2/d/twilight_sparkle_by_fr3zo-d4yunmq.jpg"><text:span text:style-name="T24_38">by</text:span></text:a></text:span><text:span text:style-name="T24_39"><text:a xlink:type="simple" xlink:href="http://fc02.deviantart.net/fs71/i/2012/215/2/d/twilight_sparkle_by_fr3zo-d4yunmq.jpg"><text:span text:style-name="T24_40">_</text:span></text:a></text:span><text:span text:style-name="T24_41"><text:a xlink:type="simple" xlink:href="http://fc02.deviantart.net/fs71/i/2012/215/2/d/twilight_sparkle_by_fr3zo-d4yunmq.jpg"><text:span text:style-name="T24_42">fr</text:span></text:a></text:span><text:span text:style-name="T24_43"><text:a xlink:type="simple" xlink:href="http://fc02.deviantart.net/fs71/i/2012/215/2/d/twilight_sparkle_by_fr3zo-d4yunmq.jpg"><text:span text:style-name="T24_44">3</text:span></text:a></text:span><text:span text:style-name="T24_45"><text:a xlink:type="simple" xlink:href="http://fc02.deviantart.net/fs71/i/2012/215/2/d/twilight_sparkle_by_fr3zo-d4yunmq.jpg"><text:span text:style-name="T24_46">zo</text:span></text:a></text:span><text:span text:style-name="T24_47"><text:a xlink:type="simple" xlink:href="http://fc02.deviantart.net/fs71/i/2012/215/2/d/twilight_sparkle_by_fr3zo-d4yunmq.jpg"><text:span text:style-name="T24_48">-</text:span></text:a></text:span><text:span text:style-name="T24_49"><text:a xlink:type="simple" xlink:href="http://fc02.deviantart.net/fs71/i/2012/215/2/d/twilight_sparkle_by_fr3zo-d4yunmq.jpg"><text:span text:style-name="T24_50">d</text:span></text:a></text:span><text:span text:style-name="T24_51"><text:a xlink:type="simple" xlink:href="http://fc02.deviantart.net/fs71/i/2012/215/2/d/twilight_sparkle_by_fr3zo-d4yunmq.jpg"><text:span text:style-name="T24_52">4</text:span></text:a></text:span><text:span text:style-name="T24_53"><text:a xlink:type="simple" xlink:href="http://fc02.deviantart.net/fs71/i/2012/215/2/d/twilight_sparkle_by_fr3zo-d4yunmq.jpg"><text:span text:style-name="T24_54">yunmq</text:span></text:a></text:span><text:span text:style-name="T24_55"><text:a xlink:type="simple" xlink:href="http://fc02.deviantart.net/fs71/i/2012/215/2/d/twilight_sparkle_by_fr3zo-d4yunmq.jpg"><text:span text:style-name="T24_56">.</text:span></text:a></text:span><text:span text:style-name="T24_57"><text:a xlink:type="simple" xlink:href="http://fc02.deviantart.net/fs71/i/2012/215/2/d/twilight_sparkle_by_fr3zo-d4yunmq.jpg"><text:span text:style-name="T24_58">jpg</text:span></text:a></text:span></text:p>
      <text:p text:style-name="P25"/>
      <text:p text:style-name="P26"><text:span text:style-name="T26_1"><text:a xlink:type="simple" xlink:href="http://vignette3.wikia.nocookie.net/mlp/images/8/80/Twilight_starting_to_get_very_angry_S1E15.png/revision/latest?cb=20130215055712"><text:span text:style-name="T26_2">http</text:span></text:a></text:span><text:span text:style-name="T26_3"><text:a xlink:type="simple" xlink:href="http://vignette3.wikia.nocookie.net/mlp/images/8/80/Twilight_starting_to_get_very_angry_S1E15.png/revision/latest?cb=20130215055712"><text:span text:style-name="T26_4">://</text:span></text:a></text:span><text:span text:style-name="T26_5"><text:a xlink:type="simple" xlink:href="http://vignette3.wikia.nocookie.net/mlp/images/8/80/Twilight_starting_to_get_very_angry_S1E15.png/revision/latest?cb=20130215055712"><text:span text:style-name="T26_6">vignette</text:span></text:a></text:span><text:span text:style-name="T26_7"><text:a xlink:type="simple" xlink:href="http://vignette3.wikia.nocookie.net/mlp/images/8/80/Twilight_starting_to_get_very_angry_S1E15.png/revision/latest?cb=20130215055712"><text:span text:style-name="T26_8">3.</text:span></text:a></text:span><text:span text:style-name="T26_9"><text:a xlink:type="simple" xlink:href="http://vignette3.wikia.nocookie.net/mlp/images/8/80/Twilight_starting_to_get_very_angry_S1E15.png/revision/latest?cb=20130215055712"><text:span text:style-name="T26_10">wikia</text:span></text:a></text:span><text:span text:style-name="T26_11"><text:a xlink:type="simple" xlink:href="http://vignette3.wikia.nocookie.net/mlp/images/8/80/Twilight_starting_to_get_very_angry_S1E15.png/revision/latest?cb=20130215055712"><text:span text:style-name="T26_12">.</text:span></text:a></text:span><text:span text:style-name="T26_13"><text:a xlink:type="simple" xlink:href="http://vignette3.wikia.nocookie.net/mlp/images/8/80/Twilight_starting_to_get_very_angry_S1E15.png/revision/latest?cb=20130215055712"><text:span text:style-name="T26_14">nocookie</text:span></text:a></text:span><text:span text:style-name="T26_15"><text:a xlink:type="simple" xlink:href="http://vignette3.wikia.nocookie.net/mlp/images/8/80/Twilight_starting_to_get_very_angry_S1E15.png/revision/latest?cb=20130215055712"><text:span text:style-name="T26_16">.</text:span></text:a></text:span><text:span text:style-name="T26_17"><text:a xlink:type="simple" xlink:href="http://vignette3.wikia.nocookie.net/mlp/images/8/80/Twilight_starting_to_get_very_angry_S1E15.png/revision/latest?cb=20130215055712"><text:span text:style-name="T26_18">net</text:span></text:a></text:span><text:span text:style-name="T26_19"><text:a xlink:type="simple" xlink:href="http://vignette3.wikia.nocookie.net/mlp/images/8/80/Twilight_starting_to_get_very_angry_S1E15.png/revision/latest?cb=20130215055712"><text:span text:style-name="T26_20">/</text:span></text:a></text:span><text:span text:style-name="T26_21"><text:a xlink:type="simple" xlink:href="http://vignette3.wikia.nocookie.net/mlp/images/8/80/Twilight_starting_to_get_very_angry_S1E15.png/revision/latest?cb=20130215055712"><text:span text:style-name="T26_22">mlp</text:span></text:a></text:span><text:span text:style-name="T26_23"><text:a xlink:type="simple" xlink:href="http://vignette3.wikia.nocookie.net/mlp/images/8/80/Twilight_starting_to_get_very_angry_S1E15.png/revision/latest?cb=20130215055712"><text:span text:style-name="T26_24">/</text:span></text:a></text:span><text:span text:style-name="T26_25"><text:a xlink:type="simple" xlink:href="http://vignette3.wikia.nocookie.net/mlp/images/8/80/Twilight_starting_to_get_very_angry_S1E15.png/revision/latest?cb=20130215055712"><text:span text:style-name="T26_26">images</text:span></text:a></text:span><text:span text:style-name="T26_27"><text:a xlink:type="simple" xlink:href="http://vignette3.wikia.nocookie.net/mlp/images/8/80/Twilight_starting_to_get_very_angry_S1E15.png/revision/latest?cb=20130215055712"><text:span text:style-name="T26_28">/8/80/</text:span></text:a></text:span><text:span text:style-name="T26_29"><text:a xlink:type="simple" xlink:href="http://vignette3.wikia.nocookie.net/mlp/images/8/80/Twilight_starting_to_get_very_angry_S1E15.png/revision/latest?cb=20130215055712"><text:span text:style-name="T26_30">Twilight</text:span></text:a></text:span><text:span text:style-name="T26_31"><text:a xlink:type="simple" xlink:href="http://vignette3.wikia.nocookie.net/mlp/images/8/80/Twilight_starting_to_get_very_angry_S1E15.png/revision/latest?cb=20130215055712"><text:span text:style-name="T26_32">_</text:span></text:a></text:span><text:span text:style-name="T26_33"><text:a xlink:type="simple" xlink:href="http://vignette3.wikia.nocookie.net/mlp/images/8/80/Twilight_starting_to_get_very_angry_S1E15.png/revision/latest?cb=20130215055712"><text:span text:style-name="T26_34">starting</text:span></text:a></text:span><text:span text:style-name="T26_35"><text:a xlink:type="simple" xlink:href="http://vignette3.wikia.nocookie.net/mlp/images/8/80/Twilight_starting_to_get_very_angry_S1E15.png/revision/latest?cb=20130215055712"><text:span text:style-name="T26_36">_</text:span></text:a></text:span><text:span text:style-name="T26_37"><text:a xlink:type="simple" xlink:href="http://vignette3.wikia.nocookie.net/mlp/images/8/80/Twilight_starting_to_get_very_angry_S1E15.png/revision/latest?cb=20130215055712"><text:span text:style-name="T26_38">to</text:span></text:a></text:span><text:span text:style-name="T26_39"><text:a xlink:type="simple" xlink:href="http://vignette3.wikia.nocookie.net/mlp/images/8/80/Twilight_starting_to_get_very_angry_S1E15.png/revision/latest?cb=20130215055712"><text:span text:style-name="T26_40">_</text:span></text:a></text:span><text:span text:style-name="T26_41"><text:a xlink:type="simple" xlink:href="http://vignette3.wikia.nocookie.net/mlp/images/8/80/Twilight_starting_to_get_very_angry_S1E15.png/revision/latest?cb=20130215055712"><text:span text:style-name="T26_42">get</text:span></text:a></text:span><text:span text:style-name="T26_43"><text:a xlink:type="simple" xlink:href="http://vignette3.wikia.nocookie.net/mlp/images/8/80/Twilight_starting_to_get_very_angry_S1E15.png/revision/latest?cb=20130215055712"><text:span text:style-name="T26_44">_</text:span></text:a></text:span><text:span text:style-name="T26_45"><text:a xlink:type="simple" xlink:href="http://vignette3.wikia.nocookie.net/mlp/images/8/80/Twilight_starting_to_get_very_angry_S1E15.png/revision/latest?cb=20130215055712"><text:span text:style-name="T26_46">very</text:span></text:a></text:span><text:span text:style-name="T26_47"><text:a xlink:type="simple" xlink:href="http://vignette3.wikia.nocookie.net/mlp/images/8/80/Twilight_starting_to_get_very_angry_S1E15.png/revision/latest?cb=20130215055712"><text:span text:style-name="T26_48">_</text:span></text:a></text:span><text:span text:style-name="T26_49"><text:a xlink:type="simple" xlink:href="http://vignette3.wikia.nocookie.net/mlp/images/8/80/Twilight_starting_to_get_very_angry_S1E15.png/revision/latest?cb=20130215055712"><text:span text:style-name="T26_50">angry</text:span></text:a></text:span><text:span text:style-name="T26_51"><text:a xlink:type="simple" xlink:href="http://vignette3.wikia.nocookie.net/mlp/images/8/80/Twilight_starting_to_get_very_angry_S1E15.png/revision/latest?cb=20130215055712"><text:span text:style-name="T26_52">_</text:span></text:a></text:span><text:span text:style-name="T26_53"><text:a xlink:type="simple" xlink:href="http://vignette3.wikia.nocookie.net/mlp/images/8/80/Twilight_starting_to_get_very_angry_S1E15.png/revision/latest?cb=20130215055712"><text:span text:style-name="T26_54">S</text:span></text:a></text:span><text:span text:style-name="T26_55"><text:a xlink:type="simple" xlink:href="http://vignette3.wikia.nocookie.net/mlp/images/8/80/Twilight_starting_to_get_very_angry_S1E15.png/revision/latest?cb=20130215055712"><text:span text:style-name="T26_56">1</text:span></text:a></text:span><text:span text:style-name="T26_57"><text:a xlink:type="simple" xlink:href="http://vignette3.wikia.nocookie.net/mlp/images/8/80/Twilight_starting_to_get_very_angry_S1E15.png/revision/latest?cb=20130215055712"><text:span text:style-name="T26_58">E</text:span></text:a></text:span><text:span text:style-name="T26_59"><text:a xlink:type="simple" xlink:href="http://vignette3.wikia.nocookie.net/mlp/images/8/80/Twilight_starting_to_get_very_angry_S1E15.png/revision/latest?cb=20130215055712"><text:span text:style-name="T26_60">15.</text:span></text:a></text:span><text:span text:style-name="T26_61"><text:a xlink:type="simple" xlink:href="http://vignette3.wikia.nocookie.net/mlp/images/8/80/Twilight_starting_to_get_very_angry_S1E15.png/revision/latest?cb=20130215055712"><text:span text:style-name="T26_62">png</text:span></text:a></text:span><text:span text:style-name="T26_63"><text:a xlink:type="simple" xlink:href="http://vignette3.wikia.nocookie.net/mlp/images/8/80/Twilight_starting_to_get_very_angry_S1E15.png/revision/latest?cb=20130215055712"><text:span text:style-name="T26_64">/</text:span></text:a></text:span><text:span text:style-name="T26_65"><text:a xlink:type="simple" xlink:href="http://vignette3.wikia.nocookie.net/mlp/images/8/80/Twilight_starting_to_get_very_angry_S1E15.png/revision/latest?cb=20130215055712"><text:span text:style-name="T26_66">revision</text:span></text:a></text:span><text:span text:style-name="T26_67"><text:a xlink:type="simple" xlink:href="http://vignette3.wikia.nocookie.net/mlp/images/8/80/Twilight_starting_to_get_very_angry_S1E15.png/revision/latest?cb=20130215055712"><text:span text:style-name="T26_68">/</text:span></text:a></text:span><text:span text:style-name="T26_69"><text:a xlink:type="simple" xlink:href="http://vignette3.wikia.nocookie.net/mlp/images/8/80/Twilight_starting_to_get_very_angry_S1E15.png/revision/latest?cb=20130215055712"><text:span text:style-name="T26_70">latest</text:span></text:a></text:span><text:span text:style-name="T26_71"><text:a xlink:type="simple" xlink:href="http://vignette3.wikia.nocookie.net/mlp/images/8/80/Twilight_starting_to_get_very_angry_S1E15.png/revision/latest?cb=20130215055712"><text:span text:style-name="T26_72">?</text:span></text:a></text:span><text:span text:style-name="T26_73"><text:a xlink:type="simple" xlink:href="http://vignette3.wikia.nocookie.net/mlp/images/8/80/Twilight_starting_to_get_very_angry_S1E15.png/revision/latest?cb=20130215055712"><text:span text:style-name="T26_74">cb</text:span></text:a></text:span><text:span text:style-name="T26_75"><text:a xlink:type="simple" xlink:href="http://vignette3.wikia.nocookie.net/mlp/images/8/80/Twilight_starting_to_get_very_angry_S1E15.png/revision/latest?cb=20130215055712"><text:span text:style-name="T26_76">=20130215055712</text:span></text:a></text:span></text:p>
      <text:p text:style-name="P27"/>
      <text:p text:style-name="P28"/>
      <text:p text:style-name="P2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0.999cm" fo:page-height="29.699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